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11.15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129.15pt"/>
    </style:style>
    <style:style style:name="co9" style:family="table-column">
      <style:table-column-properties fo:break-before="auto" style:column-width="130.14pt"/>
    </style:style>
    <style:style style:name="co10" style:family="table-column">
      <style:table-column-properties fo:break-before="auto" style:column-width="131.19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214.3pt"/>
    </style:style>
    <style:style style:name="co13" style:family="table-column">
      <style:table-column-properties fo:break-before="auto" style:column-width="71.01pt"/>
    </style:style>
    <style:style style:name="co14" style:family="table-column">
      <style:table-column-properties fo:break-before="auto" style:column-width="108.26pt"/>
    </style:style>
    <style:style style:name="co15" style:family="table-column">
      <style:table-column-properties fo:break-before="auto" style:column-width="111pt"/>
    </style:style>
    <style:style style:name="co16" style:family="table-column">
      <style:table-column-properties fo:break-before="auto" style:column-width="119.14pt"/>
    </style:style>
    <style:style style:name="co17" style:family="table-column">
      <style:table-column-properties fo:break-before="auto" style:column-width="120.95pt"/>
    </style:style>
    <style:style style:name="co18" style:family="table-column">
      <style:table-column-properties fo:break-before="auto" style:column-width="236.1pt"/>
    </style:style>
    <style:style style:name="co19" style:family="table-column">
      <style:table-column-properties fo:break-before="auto" style:column-width="66.44pt"/>
    </style:style>
    <style:style style:name="co20" style:family="table-column">
      <style:table-column-properties fo:break-before="auto" style:column-width="68.29pt"/>
    </style:style>
    <style:style style:name="co21" style:family="table-column">
      <style:table-column-properties fo:break-before="auto" style:column-width="61.94pt"/>
    </style:style>
    <style:style style:name="co22" style:family="table-column">
      <style:table-column-properties fo:break-before="auto" style:column-width="70.1pt"/>
    </style:style>
    <style:style style:name="co23" style:family="table-column">
      <style:table-column-properties fo:break-before="auto" style:column-width="83.54pt"/>
    </style:style>
    <style:style style:name="co24" style:family="table-column">
      <style:table-column-properties fo:break-before="auto" style:column-width="72.65pt"/>
    </style:style>
    <style:style style:name="co25" style:family="table-column">
      <style:table-column-properties fo:break-before="auto" style:column-width="110.81pt"/>
    </style:style>
    <style:style style:name="co26" style:family="table-column">
      <style:table-column-properties fo:break-before="auto" style:column-width="81.89pt"/>
    </style:style>
    <style:style style:name="co27" style:family="table-column">
      <style:table-column-properties fo:break-before="auto" style:column-width="135.5pt"/>
    </style:style>
    <style:style style:name="co28" style:family="table-column">
      <style:table-column-properties fo:break-before="auto" style:column-width="176.34pt"/>
    </style:style>
    <style:style style:name="co29" style:family="table-column">
      <style:table-column-properties fo:break-before="auto" style:column-width="73.56pt"/>
    </style:style>
    <style:style style:name="co30" style:family="table-column">
      <style:table-column-properties fo:break-before="auto" style:column-width="113.7pt"/>
    </style:style>
    <style:style style:name="co31" style:family="table-column">
      <style:table-column-properties fo:break-before="auto" style:column-width="115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textSwitch" table:style-name="ta1">
        <table:shapes>
          <draw:frame draw:z-index="0" draw:style-name="gr1" draw:text-style-name="P1" svg:width="555.96pt" svg:height="255.03pt" svg:x="2721.97pt" svg:y="336.42pt">
            <loext:p draw:notify-on-update-of-ranges="ContextSwitch.AB2:ContextSwitch.AB52 ContextSwitch.AC1:ContextSwitch.AC1 ContextSwitch.AC2:ContextSwitch.AC52 ContextSwitch.AD1:ContextSwitch.AD1 ContextSwitch.AD2:ContextSwitch.AD5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55.96pt" svg:height="255.03pt" svg:x="3309.62pt" svg:y="339.17pt">
            <loext:p draw:notify-on-update-of-ranges="ContextSwitch.AF2:ContextSwitch.AF52 ContextSwitch.AG1:ContextSwitch.AG1 ContextSwitch.AG2:ContextSwitch.AG52 ContextSwitch.AH1:ContextSwitch.AH1 ContextSwitch.AH2:ContextSwitch.AH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30.31pt" svg:height="291.2pt" svg:x="2595.49pt" svg:y="720pt">
            <loext:p draw:notify-on-update-of-ranges="ContextSwitch.AB60:ContextSwitch.AB101 ContextSwitch.AC57:ContextSwitch.AC57 ContextSwitch.AC60:ContextSwitch.AC101 ContextSwitch.AD57:ContextSwitch.AD57 ContextSwitch.AD60:ContextSwitch.AD101 ContextSwitch.AE57:ContextSwitch.AE57 ContextSwitch.AE60:ContextSwitch.AE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628.04pt" svg:height="308.13pt" svg:x="2597.9pt" svg:y="1028.58pt">
            <loext:p draw:notify-on-update-of-ranges="ContextSwitch.AB111:ContextSwitch.AB152 ContextSwitch.AC57:ContextSwitch.AC57 ContextSwitch.AC111:ContextSwitch.AC152 ContextSwitch.AD57:ContextSwitch.AD57 ContextSwitch.AD111:ContextSwitch.AD152 ContextSwitch.AE57:ContextSwitch.AE57 ContextSwitch.AE111:ContextSwitch.AE15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ipeArch Context Switch Experiments</text:p>
          </table:table-cell>
          <table:table-cell/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numEpoch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totalSize (GB)</text:p>
          </table:table-cell>
          <table:table-cell office:value-type="string" calcext:value-type="string">
            <text:p>standalone runtime (s)</text:p>
          </table:table-cell>
          <table:table-cell office:value-type="string" calcext:value-type="string">
            <text:p>processing rate (GB/s)</text:p>
          </table:table-cell>
          <table:table-cell/>
          <table:table-cell office:value-type="string" calcext:value-type="string">
            <text:p>1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CS enabled</text:p>
          </table:table-cell>
          <table:table-cell office:value-type="string" calcext:value-type="string">
            <text:p>CS disabled</text:p>
          </table:table-cell>
          <table:table-cell/>
          <table:table-cell office:value-type="string" calcext:value-type="string">
            <text:p>4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CS enabled / TM enabled</text:p>
          </table:table-cell>
          <table:table-cell office:value-type="string" calcext:value-type="string">
            <text:p>CS disabled / TM enabled</text:p>
          </table:table-cell>
          <table:table-cell office:value-type="string" calcext:value-type="string">
            <text:p>CS enabled / TM disabled</text:p>
          </table:table-cell>
          <table:table-cell office:value-type="string" calcext:value-type="string">
            <text:p>CS disabled / TM disabled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CS Enabled</text:p>
          </table:table-cell>
          <table:table-cell office:value-type="string" calcext:value-type="string">
            <text:p>CS Disabled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CS Enabled</text:p>
          </table:table-cell>
          <table:table-cell office:value-type="string" calcext:value-type="string">
            <text:p>CS Disabled</text:p>
          </table:table-cell>
        </table:table-row>
        <table:table-row table:style-name="ro1">
          <table:table-cell office:value-type="string" calcext:value-type="string">
            <text:p>partitionSize = 16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32000" calcext:value-type="float">
            <text:p>32000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formula="of:=4*[.F2]*[.G2]*[.H2]/1000000000" office:value-type="float" office:value="1.6128" calcext:value-type="float">
            <text:p>1.6128</text:p>
          </table:table-cell>
          <table:table-cell office:value-type="float" office:value="0.177818" calcext:value-type="float">
            <text:p>0.177818</text:p>
          </table:table-cell>
          <table:table-cell table:formula="of:=[.J2]/[.K2]" office:value-type="float" office:value="9.06994792428213" calcext:value-type="float">
            <text:p>9.0699479243</text:p>
          </table:table-cell>
          <table:table-cell table:number-columns-repeated="3"/>
          <table:table-cell table:number-columns-repeated="2" office:value-type="string" calcext:value-type="string">
            <text:p>response time (s)</text:p>
          </table:table-cell>
          <table:table-cell table:number-columns-repeated="3"/>
          <table:table-cell table:number-columns-repeated="4" office:value-type="string" calcext:value-type="string">
            <text:p>response time (s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matrix-columns-spanned="1" table:number-matrix-rows-spanned="51" table:formula="of:=FREQUENCY([.U3:.U50];[.AB2:.AB52])" office:value-type="float" office:value="0" calcext:value-type="float">
            <text:p>0</text:p>
          </table:table-cell>
          <table:table-cell table:number-matrix-columns-spanned="1" table:number-matrix-rows-spanned="52" table:formula="of:=FREQUENCY([.V3:.V50];[.AB2:.AB5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matrix-columns-spanned="1" table:number-matrix-rows-spanned="51" table:formula="of:=FREQUENCY([.W3:.W50];[.AF2:.AF52])" office:value-type="float" office:value="0" calcext:value-type="float">
            <text:p>0</text:p>
          </table:table-cell>
          <table:table-cell table:number-matrix-columns-spanned="1" table:number-matrix-rows-spanned="51" table:formula="of:=FREQUENCY([.X3:.X50];[.AF2:.AF5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64000" calcext:value-type="float">
            <text:p>64000</text:p>
          </table:table-cell>
          <table:table-cell office:value-type="float" office:value="784" calcext:value-type="float">
            <text:p>78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4*[.F3]*[.G3]*[.H3]/1000000000" office:value-type="float" office:value="16.05632" calcext:value-type="float">
            <text:p>16.05632</text:p>
          </table:table-cell>
          <table:table-cell office:value-type="float" office:value="1.15724" calcext:value-type="float">
            <text:p>1.15724</text:p>
          </table:table-cell>
          <table:table-cell table:formula="of:=[.J3]/[.K3]" office:value-type="float" office:value="13.87466731188" calcext:value-type="float">
            <text:p>13.87466731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.4552" calcext:value-type="float">
            <text:p>16.4552</text:p>
          </table:table-cell>
          <table:table-cell office:value-type="float" office:value="3.2507" calcext:value-type="float">
            <text:p>3.25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.5436" calcext:value-type="float">
            <text:p>19.5436</text:p>
          </table:table-cell>
          <table:table-cell office:value-type="float" office:value="0.178537" calcext:value-type="float">
            <text:p>0.178537</text:p>
          </table:table-cell>
          <table:table-cell office:value-type="float" office:value="19.5385" calcext:value-type="float">
            <text:p>19.5385</text:p>
          </table:table-cell>
          <table:table-cell office:value-type="float" office:value="0.178558" calcext:value-type="float">
            <text:p>0.1785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dom job or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80000" calcext:value-type="float">
            <text:p>80000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4*[.F4]*[.G4]*[.H4]/1000000000" office:value-type="float" office:value="32.768" calcext:value-type="float">
            <text:p>32.768</text:p>
          </table:table-cell>
          <table:table-cell office:value-type="float" office:value="2.76677" calcext:value-type="float">
            <text:p>2.76677</text:p>
          </table:table-cell>
          <table:table-cell table:formula="of:=[.J4]/[.K4]" office:value-type="float" office:value="11.8434130773429" calcext:value-type="float">
            <text:p>11.84341307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.6108" calcext:value-type="float">
            <text:p>13.6108</text:p>
          </table:table-cell>
          <table:table-cell office:value-type="float" office:value="3.25075" calcext:value-type="float">
            <text:p>3.250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4.3091" calcext:value-type="float">
            <text:p>34.3091</text:p>
          </table:table-cell>
          <table:table-cell office:value-type="float" office:value="3.22376" calcext:value-type="float">
            <text:p>3.22376</text:p>
          </table:table-cell>
          <table:table-cell office:value-type="float" office:value="40.3637" calcext:value-type="float">
            <text:p>40.3637</text:p>
          </table:table-cell>
          <table:table-cell office:value-type="float" office:value="3.22363" calcext:value-type="float">
            <text:p>3.2236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7.85435" calcext:value-type="float">
            <text:p>7.85435</text:p>
          </table:table-cell>
          <table:table-cell office:value-type="float" office:value="3.42898" calcext:value-type="float">
            <text:p>3.428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.5436" calcext:value-type="float">
            <text:p>19.5436</text:p>
          </table:table-cell>
          <table:table-cell office:value-type="float" office:value="0.356904" calcext:value-type="float">
            <text:p>0.356904</text:p>
          </table:table-cell>
          <table:table-cell office:value-type="float" office:value="19.5385" calcext:value-type="float">
            <text:p>19.5385</text:p>
          </table:table-cell>
          <table:table-cell office:value-type="float" office:value="0.357058" calcext:value-type="float">
            <text:p>0.35705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7.23599" calcext:value-type="float">
            <text:p>7.23599</text:p>
          </table:table-cell>
          <table:table-cell office:value-type="float" office:value="3.42903" calcext:value-type="float">
            <text:p>3.429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4.3092" calcext:value-type="float">
            <text:p>34.3092</text:p>
          </table:table-cell>
          <table:table-cell office:value-type="float" office:value="6.49205" calcext:value-type="float">
            <text:p>6.49205</text:p>
          </table:table-cell>
          <table:table-cell office:value-type="float" office:value="40.3636" calcext:value-type="float">
            <text:p>40.3636</text:p>
          </table:table-cell>
          <table:table-cell office:value-type="float" office:value="6.49239" calcext:value-type="float">
            <text:p>6.492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6.4551" calcext:value-type="float">
            <text:p>16.4551</text:p>
          </table:table-cell>
          <table:table-cell office:value-type="float" office:value="6.73202" calcext:value-type="float">
            <text:p>6.732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.108" calcext:value-type="float">
            <text:p>45.108</text:p>
          </table:table-cell>
          <table:table-cell office:value-type="float" office:value="3.60717" calcext:value-type="float">
            <text:p>3.60717</text:p>
          </table:table-cell>
          <table:table-cell office:value-type="float" office:value="40.8309" calcext:value-type="float">
            <text:p>40.8309</text:p>
          </table:table-cell>
          <table:table-cell office:value-type="float" office:value="3.60717" calcext:value-type="float">
            <text:p>3.607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7.23598" calcext:value-type="float">
            <text:p>7.23598</text:p>
          </table:table-cell>
          <table:table-cell office:value-type="float" office:value="3.60746" calcext:value-type="float">
            <text:p>3.607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.5954" calcext:value-type="float">
            <text:p>29.5954</text:p>
          </table:table-cell>
          <table:table-cell office:value-type="float" office:value="8.11279" calcext:value-type="float">
            <text:p>8.11279</text:p>
          </table:table-cell>
          <table:table-cell office:value-type="float" office:value="32.1401" calcext:value-type="float">
            <text:p>32.1401</text:p>
          </table:table-cell>
          <table:table-cell office:value-type="float" office:value="8.11334" calcext:value-type="float">
            <text:p>8.113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2.2515" calcext:value-type="float">
            <text:p>12.2515</text:p>
          </table:table-cell>
          <table:table-cell office:value-type="float" office:value="8.32635" calcext:value-type="float">
            <text:p>8.326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.6159" calcext:value-type="float">
            <text:p>19.6159</text:p>
          </table:table-cell>
          <table:table-cell office:value-type="float" office:value="3.78561" calcext:value-type="float">
            <text:p>3.78561</text:p>
          </table:table-cell>
          <table:table-cell office:value-type="float" office:value="19.545" calcext:value-type="float">
            <text:p>19.545</text:p>
          </table:table-cell>
          <table:table-cell office:value-type="float" office:value="3.78561" calcext:value-type="float">
            <text:p>3.785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1.2546" calcext:value-type="float">
            <text:p>11.2546</text:p>
          </table:table-cell>
          <table:table-cell office:value-type="float" office:value="5.22943" calcext:value-type="float">
            <text:p>5.229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.5954" calcext:value-type="float">
            <text:p>29.5954</text:p>
          </table:table-cell>
          <table:table-cell office:value-type="float" office:value="9.71617" calcext:value-type="float">
            <text:p>9.71617</text:p>
          </table:table-cell>
          <table:table-cell office:value-type="float" office:value="32.1401" calcext:value-type="float">
            <text:p>32.1401</text:p>
          </table:table-cell>
          <table:table-cell office:value-type="float" office:value="9.71457" calcext:value-type="float">
            <text:p>9.7145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2.2515" calcext:value-type="float">
            <text:p>12.2515</text:p>
          </table:table-cell>
          <table:table-cell office:value-type="float" office:value="9.94544" calcext:value-type="float">
            <text:p>9.945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.8732" calcext:value-type="float">
            <text:p>32.8732</text:p>
          </table:table-cell>
          <table:table-cell office:value-type="float" office:value="5.40659" calcext:value-type="float">
            <text:p>5.40659</text:p>
          </table:table-cell>
          <table:table-cell office:value-type="float" office:value="30.3108" calcext:value-type="float">
            <text:p>30.3108</text:p>
          </table:table-cell>
          <table:table-cell office:value-type="float" office:value="5.40704" calcext:value-type="float">
            <text:p>5.407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1.2546" calcext:value-type="float">
            <text:p>11.2546</text:p>
          </table:table-cell>
          <table:table-cell office:value-type="float" office:value="6.85435" calcext:value-type="float">
            <text:p>6.854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.5954" calcext:value-type="float">
            <text:p>29.5954</text:p>
          </table:table-cell>
          <table:table-cell office:value-type="float" office:value="11.3113" calcext:value-type="float">
            <text:p>11.3113</text:p>
          </table:table-cell>
          <table:table-cell office:value-type="float" office:value="32.1402" calcext:value-type="float">
            <text:p>32.1402</text:p>
          </table:table-cell>
          <table:table-cell office:value-type="float" office:value="11.3099" calcext:value-type="float">
            <text:p>11.309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7.87076" calcext:value-type="float">
            <text:p>7.87076</text:p>
          </table:table-cell>
          <table:table-cell office:value-type="float" office:value="10.1238" calcext:value-type="float">
            <text:p>10.12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.1079" calcext:value-type="float">
            <text:p>45.1079</text:p>
          </table:table-cell>
          <table:table-cell office:value-type="float" office:value="8.69928" calcext:value-type="float">
            <text:p>8.69928</text:p>
          </table:table-cell>
          <table:table-cell office:value-type="float" office:value="40.8308" calcext:value-type="float">
            <text:p>40.8308</text:p>
          </table:table-cell>
          <table:table-cell office:value-type="float" office:value="8.69979" calcext:value-type="float">
            <text:p>8.6997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1.2546" calcext:value-type="float">
            <text:p>11.2546</text:p>
          </table:table-cell>
          <table:table-cell office:value-type="float" office:value="8.4487" calcext:value-type="float">
            <text:p>8.448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.3686" calcext:value-type="float">
            <text:p>20.3686</text:p>
          </table:table-cell>
          <table:table-cell office:value-type="float" office:value="11.4899" calcext:value-type="float">
            <text:p>11.4899</text:p>
          </table:table-cell>
          <table:table-cell office:value-type="float" office:value="20.5457" calcext:value-type="float">
            <text:p>20.5457</text:p>
          </table:table-cell>
          <table:table-cell office:value-type="float" office:value="11.4883" calcext:value-type="float">
            <text:p>11.488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6.4548" calcext:value-type="float">
            <text:p>16.4548</text:p>
          </table:table-cell>
          <table:table-cell office:value-type="float" office:value="13.3914" calcext:value-type="float">
            <text:p>13.39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.8796" calcext:value-type="float">
            <text:p>32.8796</text:p>
          </table:table-cell>
          <table:table-cell office:value-type="float" office:value="10.2939" calcext:value-type="float">
            <text:p>10.2939</text:p>
          </table:table-cell>
          <table:table-cell office:value-type="float" office:value="30.3175" calcext:value-type="float">
            <text:p>30.3175</text:p>
          </table:table-cell>
          <table:table-cell office:value-type="float" office:value="10.2894" calcext:value-type="float">
            <text:p>10.289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3.6103" calcext:value-type="float">
            <text:p>13.6103</text:p>
          </table:table-cell>
          <table:table-cell office:value-type="float" office:value="11.712" calcext:value-type="float">
            <text:p>11.7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.5953" calcext:value-type="float">
            <text:p>29.5953</text:p>
          </table:table-cell>
          <table:table-cell office:value-type="float" office:value="13.1043" calcext:value-type="float">
            <text:p>13.1043</text:p>
          </table:table-cell>
          <table:table-cell office:value-type="float" office:value="32.1401" calcext:value-type="float">
            <text:p>32.1401</text:p>
          </table:table-cell>
          <table:table-cell office:value-type="float" office:value="13.101" calcext:value-type="float">
            <text:p>13.10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6.4548" calcext:value-type="float">
            <text:p>16.4548</text:p>
          </table:table-cell>
          <table:table-cell office:value-type="float" office:value="16.177" calcext:value-type="float">
            <text:p>16.1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.8796" calcext:value-type="float">
            <text:p>32.8796</text:p>
          </table:table-cell>
          <table:table-cell office:value-type="float" office:value="11.8747" calcext:value-type="float">
            <text:p>11.8747</text:p>
          </table:table-cell>
          <table:table-cell office:value-type="float" office:value="30.3174" calcext:value-type="float">
            <text:p>30.3174</text:p>
          </table:table-cell>
          <table:table-cell office:value-type="float" office:value="11.8715" calcext:value-type="float">
            <text:p>11.87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7.25718" calcext:value-type="float">
            <text:p>7.25718</text:p>
          </table:table-cell>
          <table:table-cell office:value-type="float" office:value="11.896" calcext:value-type="float">
            <text:p>11.8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.5953" calcext:value-type="float">
            <text:p>29.5953</text:p>
          </table:table-cell>
          <table:table-cell office:value-type="float" office:value="14.7254" calcext:value-type="float">
            <text:p>14.7254</text:p>
          </table:table-cell>
          <table:table-cell office:value-type="float" office:value="32.1401" calcext:value-type="float">
            <text:p>32.1401</text:p>
          </table:table-cell>
          <table:table-cell office:value-type="float" office:value="14.7173" calcext:value-type="float">
            <text:p>14.717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7.88383" calcext:value-type="float">
            <text:p>7.88383</text:p>
          </table:table-cell>
          <table:table-cell office:value-type="float" office:value="16.3547" calcext:value-type="float">
            <text:p>16.35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.1077" calcext:value-type="float">
            <text:p>45.1077</text:p>
          </table:table-cell>
          <table:table-cell office:value-type="float" office:value="15.1881" calcext:value-type="float">
            <text:p>15.1881</text:p>
          </table:table-cell>
          <table:table-cell office:value-type="float" office:value="40.8306" calcext:value-type="float">
            <text:p>40.8306</text:p>
          </table:table-cell>
          <table:table-cell office:value-type="float" office:value="15.1788" calcext:value-type="float">
            <text:p>15.178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1.2609" calcext:value-type="float">
            <text:p>11.2609</text:p>
          </table:table-cell>
          <table:table-cell office:value-type="float" office:value="13.5162" calcext:value-type="float">
            <text:p>13.51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.5953" calcext:value-type="float">
            <text:p>29.5953</text:p>
          </table:table-cell>
          <table:table-cell office:value-type="float" office:value="16.3459" calcext:value-type="float">
            <text:p>16.3459</text:p>
          </table:table-cell>
          <table:table-cell office:value-type="float" office:value="32.1401" calcext:value-type="float">
            <text:p>32.1401</text:p>
          </table:table-cell>
          <table:table-cell office:value-type="float" office:value="16.3341" calcext:value-type="float">
            <text:p>16.334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5.1077" calcext:value-type="float">
            <text:p>45.1077</text:p>
          </table:table-cell>
          <table:table-cell office:value-type="float" office:value="18.4543" calcext:value-type="float">
            <text:p>18.4543</text:p>
          </table:table-cell>
          <table:table-cell office:value-type="float" office:value="40.8306" calcext:value-type="float">
            <text:p>40.8306</text:p>
          </table:table-cell>
          <table:table-cell office:value-type="float" office:value="18.4358" calcext:value-type="float">
            <text:p>18.435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total</text:p>
          </table:table-cell>
          <table:table-cell table:formula="of:=MAX([.P3:.P20])" office:value-type="float" office:value="16.4552" calcext:value-type="float">
            <text:p>16.4552</text:p>
          </table:table-cell>
          <table:table-cell table:formula="of:=MAX([.Q3:.Q20])" office:value-type="float" office:value="16.3547" calcext:value-type="float">
            <text:p>16.35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.3837" calcext:value-type="float">
            <text:p>20.3837</text:p>
          </table:table-cell>
          <table:table-cell office:value-type="float" office:value="16.5244" calcext:value-type="float">
            <text:p>16.5244</text:p>
          </table:table-cell>
          <table:table-cell office:value-type="float" office:value="20.5606" calcext:value-type="float">
            <text:p>20.5606</text:p>
          </table:table-cell>
          <table:table-cell office:value-type="float" office:value="16.5122" calcext:value-type="float">
            <text:p>16.512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9.65" calcext:value-type="float">
            <text:p>19.65</text:p>
          </table:table-cell>
          <table:table-cell office:value-type="float" office:value="18.6327" calcext:value-type="float">
            <text:p>18.6327</text:p>
          </table:table-cell>
          <table:table-cell office:value-type="float" office:value="19.5792" calcext:value-type="float">
            <text:p>19.5792</text:p>
          </table:table-cell>
          <table:table-cell office:value-type="float" office:value="18.6139" calcext:value-type="float">
            <text:p>18.6139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20.3837" calcext:value-type="float">
            <text:p>20.3837</text:p>
          </table:table-cell>
          <table:table-cell office:value-type="float" office:value="16.7029" calcext:value-type="float">
            <text:p>16.7029</text:p>
          </table:table-cell>
          <table:table-cell office:value-type="float" office:value="20.5607" calcext:value-type="float">
            <text:p>20.5607</text:p>
          </table:table-cell>
          <table:table-cell office:value-type="float" office:value="16.6904" calcext:value-type="float">
            <text:p>16.690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32.8924" calcext:value-type="float">
            <text:p>32.8924</text:p>
          </table:table-cell>
          <table:table-cell office:value-type="float" office:value="20.2539" calcext:value-type="float">
            <text:p>20.2539</text:p>
          </table:table-cell>
          <table:table-cell office:value-type="float" office:value="30.3305" calcext:value-type="float">
            <text:p>30.3305</text:p>
          </table:table-cell>
          <table:table-cell office:value-type="float" office:value="20.2309" calcext:value-type="float">
            <text:p>20.230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9.5951" calcext:value-type="float">
            <text:p>29.5951</text:p>
          </table:table-cell>
          <table:table-cell office:value-type="float" office:value="18.3235" calcext:value-type="float">
            <text:p>18.3235</text:p>
          </table:table-cell>
          <table:table-cell office:value-type="float" office:value="32.1399" calcext:value-type="float">
            <text:p>32.1399</text:p>
          </table:table-cell>
          <table:table-cell office:value-type="float" office:value="18.3068" calcext:value-type="float">
            <text:p>18.306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9.6634" calcext:value-type="float">
            <text:p>19.6634</text:p>
          </table:table-cell>
          <table:table-cell office:value-type="float" office:value="20.4324" calcext:value-type="float">
            <text:p>20.4324</text:p>
          </table:table-cell>
          <table:table-cell office:value-type="float" office:value="19.5841" calcext:value-type="float">
            <text:p>19.5841</text:p>
          </table:table-cell>
          <table:table-cell office:value-type="float" office:value="20.4091" calcext:value-type="float">
            <text:p>20.409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20.3886" calcext:value-type="float">
            <text:p>20.3886</text:p>
          </table:table-cell>
          <table:table-cell office:value-type="float" office:value="18.5019" calcext:value-type="float">
            <text:p>18.5019</text:p>
          </table:table-cell>
          <table:table-cell office:value-type="float" office:value="20.5656" calcext:value-type="float">
            <text:p>20.5656</text:p>
          </table:table-cell>
          <table:table-cell office:value-type="float" office:value="18.4849" calcext:value-type="float">
            <text:p>18.484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5.1074" calcext:value-type="float">
            <text:p>45.1074</text:p>
          </table:table-cell>
          <table:table-cell office:value-type="float" office:value="23.7196" calcext:value-type="float">
            <text:p>23.7196</text:p>
          </table:table-cell>
          <table:table-cell office:value-type="float" office:value="40.8304" calcext:value-type="float">
            <text:p>40.8304</text:p>
          </table:table-cell>
          <table:table-cell office:value-type="float" office:value="23.6895" calcext:value-type="float">
            <text:p>23.689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34.3082" calcext:value-type="float">
            <text:p>34.3082</text:p>
          </table:table-cell>
          <table:table-cell office:value-type="float" office:value="21.761" calcext:value-type="float">
            <text:p>21.761</text:p>
          </table:table-cell>
          <table:table-cell office:value-type="float" office:value="40.3628" calcext:value-type="float">
            <text:p>40.3628</text:p>
          </table:table-cell>
          <table:table-cell office:value-type="float" office:value="21.7332" calcext:value-type="float">
            <text:p>21.733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5.1074" calcext:value-type="float">
            <text:p>45.1074</text:p>
          </table:table-cell>
          <table:table-cell office:value-type="float" office:value="26.9953" calcext:value-type="float">
            <text:p>26.9953</text:p>
          </table:table-cell>
          <table:table-cell office:value-type="float" office:value="40.8303" calcext:value-type="float">
            <text:p>40.8303</text:p>
          </table:table-cell>
          <table:table-cell office:value-type="float" office:value="26.9638" calcext:value-type="float">
            <text:p>26.963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9.6015" calcext:value-type="float">
            <text:p>29.6015</text:p>
          </table:table-cell>
          <table:table-cell office:value-type="float" office:value="23.381" calcext:value-type="float">
            <text:p>23.381</text:p>
          </table:table-cell>
          <table:table-cell office:value-type="float" office:value="32.1463" calcext:value-type="float">
            <text:p>32.1463</text:p>
          </table:table-cell>
          <table:table-cell office:value-type="float" office:value="23.3513" calcext:value-type="float">
            <text:p>23.351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5.1074" calcext:value-type="float">
            <text:p>45.1074</text:p>
          </table:table-cell>
          <table:table-cell office:value-type="float" office:value="30.2631" calcext:value-type="float">
            <text:p>30.2631</text:p>
          </table:table-cell>
          <table:table-cell office:value-type="float" office:value="40.8304" calcext:value-type="float">
            <text:p>40.8304</text:p>
          </table:table-cell>
          <table:table-cell office:value-type="float" office:value="30.2324" calcext:value-type="float">
            <text:p>30.232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9.6015" calcext:value-type="float">
            <text:p>29.6015</text:p>
          </table:table-cell>
          <table:table-cell office:value-type="float" office:value="25.0018" calcext:value-type="float">
            <text:p>25.0018</text:p>
          </table:table-cell>
          <table:table-cell office:value-type="float" office:value="32.1463" calcext:value-type="float">
            <text:p>32.1463</text:p>
          </table:table-cell>
          <table:table-cell office:value-type="float" office:value="24.9709" calcext:value-type="float">
            <text:p>24.970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9.6827" calcext:value-type="float">
            <text:p>19.6827</text:p>
          </table:table-cell>
          <table:table-cell office:value-type="float" office:value="30.4416" calcext:value-type="float">
            <text:p>30.4416</text:p>
          </table:table-cell>
          <table:table-cell office:value-type="float" office:value="19.6036" calcext:value-type="float">
            <text:p>19.6036</text:p>
          </table:table-cell>
          <table:table-cell office:value-type="float" office:value="30.4109" calcext:value-type="float">
            <text:p>30.4109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34.3081" calcext:value-type="float">
            <text:p>34.3081</text:p>
          </table:table-cell>
          <table:table-cell office:value-type="float" office:value="28.2536" calcext:value-type="float">
            <text:p>28.2536</text:p>
          </table:table-cell>
          <table:table-cell office:value-type="float" office:value="40.3626" calcext:value-type="float">
            <text:p>40.3626</text:p>
          </table:table-cell>
          <table:table-cell office:value-type="float" office:value="28.2221" calcext:value-type="float">
            <text:p>28.222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32.9116" calcext:value-type="float">
            <text:p>32.9116</text:p>
          </table:table-cell>
          <table:table-cell office:value-type="float" office:value="32.0627" calcext:value-type="float">
            <text:p>32.0627</text:p>
          </table:table-cell>
          <table:table-cell office:value-type="float" office:value="30.35" calcext:value-type="float">
            <text:p>30.35</text:p>
          </table:table-cell>
          <table:table-cell office:value-type="float" office:value="32.0321" calcext:value-type="float">
            <text:p>32.032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20.4116" calcext:value-type="float">
            <text:p>20.4116</text:p>
          </table:table-cell>
          <table:table-cell office:value-type="float" office:value="28.4321" calcext:value-type="float">
            <text:p>28.4321</text:p>
          </table:table-cell>
          <table:table-cell office:value-type="float" office:value="20.5887" calcext:value-type="float">
            <text:p>20.5887</text:p>
          </table:table-cell>
          <table:table-cell office:value-type="float" office:value="28.4005" calcext:value-type="float">
            <text:p>28.400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32.9116" calcext:value-type="float">
            <text:p>32.9116</text:p>
          </table:table-cell>
          <table:table-cell office:value-type="float" office:value="33.684" calcext:value-type="float">
            <text:p>33.684</text:p>
          </table:table-cell>
          <table:table-cell office:value-type="float" office:value="30.35" calcext:value-type="float">
            <text:p>30.35</text:p>
          </table:table-cell>
          <table:table-cell office:value-type="float" office:value="33.6533" calcext:value-type="float">
            <text:p>33.653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9.6079" calcext:value-type="float">
            <text:p>29.6079</text:p>
          </table:table-cell>
          <table:table-cell office:value-type="float" office:value="30.0524" calcext:value-type="float">
            <text:p>30.0524</text:p>
          </table:table-cell>
          <table:table-cell office:value-type="float" office:value="32.1527" calcext:value-type="float">
            <text:p>32.1527</text:p>
          </table:table-cell>
          <table:table-cell office:value-type="float" office:value="30.0221" calcext:value-type="float">
            <text:p>30.022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9.7001" calcext:value-type="float">
            <text:p>19.7001</text:p>
          </table:table-cell>
          <table:table-cell office:value-type="float" office:value="33.8624" calcext:value-type="float">
            <text:p>33.8624</text:p>
          </table:table-cell>
          <table:table-cell office:value-type="float" office:value="19.6136" calcext:value-type="float">
            <text:p>19.6136</text:p>
          </table:table-cell>
          <table:table-cell office:value-type="float" office:value="33.8317" calcext:value-type="float">
            <text:p>33.8317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5.1074" calcext:value-type="float">
            <text:p>45.1074</text:p>
          </table:table-cell>
          <table:table-cell office:value-type="float" office:value="33.345" calcext:value-type="float">
            <text:p>33.345</text:p>
          </table:table-cell>
          <table:table-cell office:value-type="float" office:value="40.3625" calcext:value-type="float">
            <text:p>40.3625</text:p>
          </table:table-cell>
          <table:table-cell office:value-type="float" office:value="33.3148" calcext:value-type="float">
            <text:p>33.314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9.7001" calcext:value-type="float">
            <text:p>19.7001</text:p>
          </table:table-cell>
          <table:table-cell office:value-type="float" office:value="34.0409" calcext:value-type="float">
            <text:p>34.0409</text:p>
          </table:table-cell>
          <table:table-cell office:value-type="float" office:value="19.6136" calcext:value-type="float">
            <text:p>19.6136</text:p>
          </table:table-cell>
          <table:table-cell office:value-type="float" office:value="34.0101" calcext:value-type="float">
            <text:p>34.010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5.1072" calcext:value-type="float">
            <text:p>45.1072</text:p>
          </table:table-cell>
          <table:table-cell office:value-type="float" office:value="36.5761" calcext:value-type="float">
            <text:p>36.5761</text:p>
          </table:table-cell>
          <table:table-cell office:value-type="float" office:value="40.3625" calcext:value-type="float">
            <text:p>40.3625</text:p>
          </table:table-cell>
          <table:table-cell office:value-type="float" office:value="36.5455" calcext:value-type="float">
            <text:p>36.545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5.107" calcext:value-type="float">
            <text:p>45.107</text:p>
          </table:table-cell>
          <table:table-cell office:value-type="float" office:value="37.2006" calcext:value-type="float">
            <text:p>37.2006</text:p>
          </table:table-cell>
          <table:table-cell office:value-type="float" office:value="40.83" calcext:value-type="float">
            <text:p>40.83</text:p>
          </table:table-cell>
          <table:table-cell office:value-type="float" office:value="37.234" calcext:value-type="float">
            <text:p>37.23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9.8188" calcext:value-type="float">
            <text:p>19.8188</text:p>
          </table:table-cell>
          <table:table-cell office:value-type="float" office:value="36.7546" calcext:value-type="float">
            <text:p>36.7546</text:p>
          </table:table-cell>
          <table:table-cell office:value-type="float" office:value="20.6066" calcext:value-type="float">
            <text:p>20.6066</text:p>
          </table:table-cell>
          <table:table-cell office:value-type="float" office:value="36.7239" calcext:value-type="float">
            <text:p>36.7239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5.107" calcext:value-type="float">
            <text:p>45.107</text:p>
          </table:table-cell>
          <table:table-cell office:value-type="float" office:value="39.9661" calcext:value-type="float">
            <text:p>39.9661</text:p>
          </table:table-cell>
          <table:table-cell office:value-type="float" office:value="40.83" calcext:value-type="float">
            <text:p>40.83</text:p>
          </table:table-cell>
          <table:table-cell office:value-type="float" office:value="40.435" calcext:value-type="float">
            <text:p>40.43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9.7724" calcext:value-type="float">
            <text:p>19.7724</text:p>
          </table:table-cell>
          <table:table-cell office:value-type="float" office:value="43.0877" calcext:value-type="float">
            <text:p>43.0877</text:p>
          </table:table-cell>
          <table:table-cell office:value-type="float" office:value="20.6065" calcext:value-type="float">
            <text:p>20.6065</text:p>
          </table:table-cell>
          <table:table-cell office:value-type="float" office:value="36.9024" calcext:value-type="float">
            <text:p>36.9024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9.7657" calcext:value-type="float">
            <text:p>19.7657</text:p>
          </table:table-cell>
          <table:table-cell office:value-type="float" office:value="40.144" calcext:value-type="float">
            <text:p>40.144</text:p>
          </table:table-cell>
          <table:table-cell office:value-type="float" office:value="19.6266" calcext:value-type="float">
            <text:p>19.6266</text:p>
          </table:table-cell>
          <table:table-cell office:value-type="float" office:value="40.6128" calcext:value-type="float">
            <text:p>40.6128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2.9097" calcext:value-type="float">
            <text:p>42.9097</text:p>
          </table:table-cell>
          <table:table-cell office:value-type="float" office:value="40.3623" calcext:value-type="float">
            <text:p>40.3623</text:p>
          </table:table-cell>
          <table:table-cell office:value-type="float" office:value="40.1528" calcext:value-type="float">
            <text:p>40.152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7"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total</text:p>
          </table:table-cell>
          <table:table-cell table:formula="of:=MAX([.U3:.U50])" office:value-type="float" office:value="45.108" calcext:value-type="float">
            <text:p>45.108</text:p>
          </table:table-cell>
          <table:table-cell table:formula="of:=MAX([.V3:.V50])" office:value-type="float" office:value="43.0877" calcext:value-type="float">
            <text:p>43.0877</text:p>
          </table:table-cell>
          <table:table-cell table:formula="of:=MAX([.W3:.W50])" office:value-type="float" office:value="40.8309" calcext:value-type="float">
            <text:p>40.8309</text:p>
          </table:table-cell>
          <table:table-cell table:formula="of:=MAX([.X3:.X50])" office:value-type="float" office:value="40.6128" calcext:value-type="float">
            <text:p>40.612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  <table:table-cell table:formula="of:=MEDIAN([.U3:.U50])" office:value-type="float" office:value="29.6015" calcext:value-type="float">
            <text:p>29.6015</text:p>
          </table:table-cell>
          <table:table-cell table:formula="of:=MEDIAN([.V3:.V50])" office:value-type="float" office:value="19.4433" calcext:value-type="float">
            <text:p>19.4433</text:p>
          </table:table-cell>
          <table:table-cell table:formula="of:=MEDIAN([.W3:.W50])" office:value-type="float" office:value="32.1401" calcext:value-type="float">
            <text:p>32.1401</text:p>
          </table:table-cell>
          <table:table-cell table:formula="of:=MEDIAN([.X3:.X50])" office:value-type="float" office:value="19.4224" calcext:value-type="float">
            <text:p>19.422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0"/>
          <table:table-cell office:value-type="string" calcext:value-type="string">
            <text:p>CS enabled / TM disabled</text:p>
          </table:table-cell>
          <table:table-cell table:number-columns-repeated="13"/>
        </table:table-row>
        <table:table-row table:style-name="ro1">
          <table:table-cell table:number-columns-repeated="20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ob type</text:p>
          </table:table-cell>
          <table:table-cell/>
          <table:table-cell office:value-type="string" calcext:value-type="string">
            <text:p>Job 0</text:p>
          </table:table-cell>
          <table:table-cell office:value-type="string" calcext:value-type="string">
            <text:p>Job 1</text:p>
          </table:table-cell>
          <table:table-cell office:value-type="string" calcext:value-type="string">
            <text:p>Job 2</text:p>
          </table:table-cell>
          <table:table-cell table:number-columns-repeated="3"/>
        </table:table-row>
        <table:table-row table:style-name="ro1">
          <table:table-cell table:number-columns-repeated="21"/>
          <table:table-cell table:number-columns-repeated="3" office:value-type="string" calcext:value-type="string">
            <text:p>response time (s)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3]=0;[.W3];-1)" office:value-type="float" office:value="19.5385" calcext:value-type="float">
            <text:p>19.5385</text:p>
          </table:table-cell>
          <table:table-cell table:formula="of:=IF([.T3]=1;[.W3];-1)" office:value-type="float" office:value="-1" calcext:value-type="float">
            <text:p>-1</text:p>
          </table:table-cell>
          <table:table-cell table:formula="of:=IF([.T3]=2;[.W3];-1)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CS Enabled</text:p>
          </table:table-cell>
          <table:table-cell office:value-type="float" office:value="0" calcext:value-type="float">
            <text:p>0</text:p>
          </table:table-cell>
          <table:table-cell table:number-matrix-columns-spanned="1" table:number-matrix-rows-spanned="51" table:formula="of:=FREQUENCY([.V59:.V106];[.AB59:.AB109])" office:value-type="float" office:value="32" calcext:value-type="float">
            <text:p>32</text:p>
          </table:table-cell>
          <table:table-cell table:number-matrix-columns-spanned="1" table:number-matrix-rows-spanned="51" table:formula="of:=FREQUENCY([.W59:.W106];[.AB59:.AB109])" office:value-type="float" office:value="32" calcext:value-type="float">
            <text:p>32</text:p>
          </table:table-cell>
          <table:table-cell table:number-matrix-columns-spanned="1" table:number-matrix-rows-spanned="51" table:formula="of:=FREQUENCY([.X59:.X106];[.AB59:.AB10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]=0;[.W4];-1)" office:value-type="float" office:value="-1" calcext:value-type="float">
            <text:p>-1</text:p>
          </table:table-cell>
          <table:table-cell table:formula="of:=IF([.T4]=1;[.W4];-1)" office:value-type="float" office:value="-1" calcext:value-type="float">
            <text:p>-1</text:p>
          </table:table-cell>
          <table:table-cell table:formula="of:=IF([.T4]=2;[.W4];-1)" office:value-type="float" office:value="40.3637" calcext:value-type="float">
            <text:p>40.363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5]=0;[.W5];-1)" office:value-type="float" office:value="19.5385" calcext:value-type="float">
            <text:p>19.5385</text:p>
          </table:table-cell>
          <table:table-cell table:formula="of:=IF([.T5]=1;[.W5];-1)" office:value-type="float" office:value="-1" calcext:value-type="float">
            <text:p>-1</text:p>
          </table:table-cell>
          <table:table-cell table:formula="of:=IF([.T5]=2;[.W5];-1)" office:value-type="float" office:value="-1" calcext:value-type="float">
            <text:p>-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6]=0;[.W6];-1)" office:value-type="float" office:value="-1" calcext:value-type="float">
            <text:p>-1</text:p>
          </table:table-cell>
          <table:table-cell table:formula="of:=IF([.T6]=1;[.W6];-1)" office:value-type="float" office:value="-1" calcext:value-type="float">
            <text:p>-1</text:p>
          </table:table-cell>
          <table:table-cell table:formula="of:=IF([.T6]=2;[.W6];-1)" office:value-type="float" office:value="40.3636" calcext:value-type="float">
            <text:p>40.363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7]=0;[.W7];-1)" office:value-type="float" office:value="-1" calcext:value-type="float">
            <text:p>-1</text:p>
          </table:table-cell>
          <table:table-cell table:formula="of:=IF([.T7]=1;[.W7];-1)" office:value-type="float" office:value="-1" calcext:value-type="float">
            <text:p>-1</text:p>
          </table:table-cell>
          <table:table-cell table:formula="of:=IF([.T7]=2;[.W7];-1)" office:value-type="float" office:value="40.8309" calcext:value-type="float">
            <text:p>40.83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8]=0;[.W8];-1)" office:value-type="float" office:value="-1" calcext:value-type="float">
            <text:p>-1</text:p>
          </table:table-cell>
          <table:table-cell table:formula="of:=IF([.T8]=1;[.W8];-1)" office:value-type="float" office:value="32.1401" calcext:value-type="float">
            <text:p>32.1401</text:p>
          </table:table-cell>
          <table:table-cell table:formula="of:=IF([.T8]=2;[.W8];-1)" office:value-type="float" office:value="-1" calcext:value-type="float">
            <text:p>-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9]=0;[.W9];-1)" office:value-type="float" office:value="19.545" calcext:value-type="float">
            <text:p>19.545</text:p>
          </table:table-cell>
          <table:table-cell table:formula="of:=IF([.T9]=1;[.W9];-1)" office:value-type="float" office:value="-1" calcext:value-type="float">
            <text:p>-1</text:p>
          </table:table-cell>
          <table:table-cell table:formula="of:=IF([.T9]=2;[.W9];-1)" office:value-type="float" office:value="-1" calcext:value-type="float">
            <text:p>-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0]=0;[.W10];-1)" office:value-type="float" office:value="-1" calcext:value-type="float">
            <text:p>-1</text:p>
          </table:table-cell>
          <table:table-cell table:formula="of:=IF([.T10]=1;[.W10];-1)" office:value-type="float" office:value="32.1401" calcext:value-type="float">
            <text:p>32.1401</text:p>
          </table:table-cell>
          <table:table-cell table:formula="of:=IF([.T10]=2;[.W10];-1)" office:value-type="float" office:value="-1" calcext:value-type="float">
            <text:p>-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1]=0;[.W11];-1)" office:value-type="float" office:value="-1" calcext:value-type="float">
            <text:p>-1</text:p>
          </table:table-cell>
          <table:table-cell table:formula="of:=IF([.T11]=1;[.W11];-1)" office:value-type="float" office:value="30.3108" calcext:value-type="float">
            <text:p>30.3108</text:p>
          </table:table-cell>
          <table:table-cell table:formula="of:=IF([.T11]=2;[.W11];-1)" office:value-type="float" office:value="-1" calcext:value-type="float">
            <text:p>-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2]=0;[.W12];-1)" office:value-type="float" office:value="-1" calcext:value-type="float">
            <text:p>-1</text:p>
          </table:table-cell>
          <table:table-cell table:formula="of:=IF([.T12]=1;[.W12];-1)" office:value-type="float" office:value="32.1402" calcext:value-type="float">
            <text:p>32.1402</text:p>
          </table:table-cell>
          <table:table-cell table:formula="of:=IF([.T12]=2;[.W12];-1)" office:value-type="float" office:value="-1" calcext:value-type="float">
            <text:p>-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13]=0;[.W13];-1)" office:value-type="float" office:value="-1" calcext:value-type="float">
            <text:p>-1</text:p>
          </table:table-cell>
          <table:table-cell table:formula="of:=IF([.T13]=1;[.W13];-1)" office:value-type="float" office:value="-1" calcext:value-type="float">
            <text:p>-1</text:p>
          </table:table-cell>
          <table:table-cell table:formula="of:=IF([.T13]=2;[.W13];-1)" office:value-type="float" office:value="40.8308" calcext:value-type="float">
            <text:p>40.830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14]=0;[.W14];-1)" office:value-type="float" office:value="20.5457" calcext:value-type="float">
            <text:p>20.5457</text:p>
          </table:table-cell>
          <table:table-cell table:formula="of:=IF([.T14]=1;[.W14];-1)" office:value-type="float" office:value="-1" calcext:value-type="float">
            <text:p>-1</text:p>
          </table:table-cell>
          <table:table-cell table:formula="of:=IF([.T14]=2;[.W14];-1)" office:value-type="float" office:value="-1" calcext:value-type="float">
            <text:p>-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5]=0;[.W15];-1)" office:value-type="float" office:value="-1" calcext:value-type="float">
            <text:p>-1</text:p>
          </table:table-cell>
          <table:table-cell table:formula="of:=IF([.T15]=1;[.W15];-1)" office:value-type="float" office:value="30.3175" calcext:value-type="float">
            <text:p>30.3175</text:p>
          </table:table-cell>
          <table:table-cell table:formula="of:=IF([.T15]=2;[.W15];-1)" office:value-type="float" office:value="-1" calcext:value-type="float">
            <text:p>-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6]=0;[.W16];-1)" office:value-type="float" office:value="-1" calcext:value-type="float">
            <text:p>-1</text:p>
          </table:table-cell>
          <table:table-cell table:formula="of:=IF([.T16]=1;[.W16];-1)" office:value-type="float" office:value="32.1401" calcext:value-type="float">
            <text:p>32.1401</text:p>
          </table:table-cell>
          <table:table-cell table:formula="of:=IF([.T16]=2;[.W16];-1)" office:value-type="float" office:value="-1" calcext:value-type="float">
            <text:p>-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7]=0;[.W17];-1)" office:value-type="float" office:value="-1" calcext:value-type="float">
            <text:p>-1</text:p>
          </table:table-cell>
          <table:table-cell table:formula="of:=IF([.T17]=1;[.W17];-1)" office:value-type="float" office:value="30.3174" calcext:value-type="float">
            <text:p>30.3174</text:p>
          </table:table-cell>
          <table:table-cell table:formula="of:=IF([.T17]=2;[.W17];-1)" office:value-type="float" office:value="-1" calcext:value-type="float">
            <text:p>-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8]=0;[.W18];-1)" office:value-type="float" office:value="-1" calcext:value-type="float">
            <text:p>-1</text:p>
          </table:table-cell>
          <table:table-cell table:formula="of:=IF([.T18]=1;[.W18];-1)" office:value-type="float" office:value="32.1401" calcext:value-type="float">
            <text:p>32.1401</text:p>
          </table:table-cell>
          <table:table-cell table:formula="of:=IF([.T18]=2;[.W18];-1)" office:value-type="float" office:value="-1" calcext:value-type="float">
            <text:p>-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19]=0;[.W19];-1)" office:value-type="float" office:value="-1" calcext:value-type="float">
            <text:p>-1</text:p>
          </table:table-cell>
          <table:table-cell table:formula="of:=IF([.T19]=1;[.W19];-1)" office:value-type="float" office:value="-1" calcext:value-type="float">
            <text:p>-1</text:p>
          </table:table-cell>
          <table:table-cell table:formula="of:=IF([.T19]=2;[.W19];-1)" office:value-type="float" office:value="40.8306" calcext:value-type="float">
            <text:p>40.830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20]=0;[.W20];-1)" office:value-type="float" office:value="-1" calcext:value-type="float">
            <text:p>-1</text:p>
          </table:table-cell>
          <table:table-cell table:formula="of:=IF([.T20]=1;[.W20];-1)" office:value-type="float" office:value="32.1401" calcext:value-type="float">
            <text:p>32.1401</text:p>
          </table:table-cell>
          <table:table-cell table:formula="of:=IF([.T20]=2;[.W20];-1)" office:value-type="float" office:value="-1" calcext:value-type="float">
            <text:p>-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21]=0;[.W21];-1)" office:value-type="float" office:value="-1" calcext:value-type="float">
            <text:p>-1</text:p>
          </table:table-cell>
          <table:table-cell table:formula="of:=IF([.T21]=1;[.W21];-1)" office:value-type="float" office:value="-1" calcext:value-type="float">
            <text:p>-1</text:p>
          </table:table-cell>
          <table:table-cell table:formula="of:=IF([.T21]=2;[.W21];-1)" office:value-type="float" office:value="40.8306" calcext:value-type="float">
            <text:p>40.830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2]=0;[.W22];-1)" office:value-type="float" office:value="20.5606" calcext:value-type="float">
            <text:p>20.5606</text:p>
          </table:table-cell>
          <table:table-cell table:formula="of:=IF([.T22]=1;[.W22];-1)" office:value-type="float" office:value="-1" calcext:value-type="float">
            <text:p>-1</text:p>
          </table:table-cell>
          <table:table-cell table:formula="of:=IF([.T22]=2;[.W22];-1)" office:value-type="float" office:value="-1" calcext:value-type="float">
            <text:p>-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3]=0;[.W23];-1)" office:value-type="float" office:value="19.5792" calcext:value-type="float">
            <text:p>19.5792</text:p>
          </table:table-cell>
          <table:table-cell table:formula="of:=IF([.T23]=1;[.W23];-1)" office:value-type="float" office:value="-1" calcext:value-type="float">
            <text:p>-1</text:p>
          </table:table-cell>
          <table:table-cell table:formula="of:=IF([.T23]=2;[.W23];-1)" office:value-type="float" office:value="-1" calcext:value-type="float">
            <text:p>-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4]=0;[.W24];-1)" office:value-type="float" office:value="20.5607" calcext:value-type="float">
            <text:p>20.5607</text:p>
          </table:table-cell>
          <table:table-cell table:formula="of:=IF([.T24]=1;[.W24];-1)" office:value-type="float" office:value="-1" calcext:value-type="float">
            <text:p>-1</text:p>
          </table:table-cell>
          <table:table-cell table:formula="of:=IF([.T24]=2;[.W24];-1)" office:value-type="float" office:value="-1" calcext:value-type="float">
            <text:p>-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25]=0;[.W25];-1)" office:value-type="float" office:value="-1" calcext:value-type="float">
            <text:p>-1</text:p>
          </table:table-cell>
          <table:table-cell table:formula="of:=IF([.T25]=1;[.W25];-1)" office:value-type="float" office:value="30.3305" calcext:value-type="float">
            <text:p>30.3305</text:p>
          </table:table-cell>
          <table:table-cell table:formula="of:=IF([.T25]=2;[.W25];-1)" office:value-type="float" office:value="-1" calcext:value-type="float">
            <text:p>-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26]=0;[.W26];-1)" office:value-type="float" office:value="-1" calcext:value-type="float">
            <text:p>-1</text:p>
          </table:table-cell>
          <table:table-cell table:formula="of:=IF([.T26]=1;[.W26];-1)" office:value-type="float" office:value="32.1399" calcext:value-type="float">
            <text:p>32.1399</text:p>
          </table:table-cell>
          <table:table-cell table:formula="of:=IF([.T26]=2;[.W26];-1)" office:value-type="float" office:value="-1" calcext:value-type="float">
            <text:p>-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7]=0;[.W27];-1)" office:value-type="float" office:value="19.5841" calcext:value-type="float">
            <text:p>19.5841</text:p>
          </table:table-cell>
          <table:table-cell table:formula="of:=IF([.T27]=1;[.W27];-1)" office:value-type="float" office:value="-1" calcext:value-type="float">
            <text:p>-1</text:p>
          </table:table-cell>
          <table:table-cell table:formula="of:=IF([.T27]=2;[.W27];-1)" office:value-type="float" office:value="-1" calcext:value-type="float">
            <text:p>-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8]=0;[.W28];-1)" office:value-type="float" office:value="20.5656" calcext:value-type="float">
            <text:p>20.5656</text:p>
          </table:table-cell>
          <table:table-cell table:formula="of:=IF([.T28]=1;[.W28];-1)" office:value-type="float" office:value="-1" calcext:value-type="float">
            <text:p>-1</text:p>
          </table:table-cell>
          <table:table-cell table:formula="of:=IF([.T28]=2;[.W28];-1)" office:value-type="float" office:value="-1" calcext:value-type="float">
            <text:p>-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29]=0;[.W29];-1)" office:value-type="float" office:value="-1" calcext:value-type="float">
            <text:p>-1</text:p>
          </table:table-cell>
          <table:table-cell table:formula="of:=IF([.T29]=1;[.W29];-1)" office:value-type="float" office:value="-1" calcext:value-type="float">
            <text:p>-1</text:p>
          </table:table-cell>
          <table:table-cell table:formula="of:=IF([.T29]=2;[.W29];-1)" office:value-type="float" office:value="40.8304" calcext:value-type="float">
            <text:p>40.830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30]=0;[.W30];-1)" office:value-type="float" office:value="-1" calcext:value-type="float">
            <text:p>-1</text:p>
          </table:table-cell>
          <table:table-cell table:formula="of:=IF([.T30]=1;[.W30];-1)" office:value-type="float" office:value="-1" calcext:value-type="float">
            <text:p>-1</text:p>
          </table:table-cell>
          <table:table-cell table:formula="of:=IF([.T30]=2;[.W30];-1)" office:value-type="float" office:value="40.3628" calcext:value-type="float">
            <text:p>40.362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31]=0;[.W31];-1)" office:value-type="float" office:value="-1" calcext:value-type="float">
            <text:p>-1</text:p>
          </table:table-cell>
          <table:table-cell table:formula="of:=IF([.T31]=1;[.W31];-1)" office:value-type="float" office:value="-1" calcext:value-type="float">
            <text:p>-1</text:p>
          </table:table-cell>
          <table:table-cell table:formula="of:=IF([.T31]=2;[.W31];-1)" office:value-type="float" office:value="40.8303" calcext:value-type="float">
            <text:p>40.830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32]=0;[.W32];-1)" office:value-type="float" office:value="-1" calcext:value-type="float">
            <text:p>-1</text:p>
          </table:table-cell>
          <table:table-cell table:formula="of:=IF([.T32]=1;[.W32];-1)" office:value-type="float" office:value="32.1463" calcext:value-type="float">
            <text:p>32.1463</text:p>
          </table:table-cell>
          <table:table-cell table:formula="of:=IF([.T32]=2;[.W32];-1)" office:value-type="float" office:value="-1" calcext:value-type="float">
            <text:p>-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33]=0;[.W33];-1)" office:value-type="float" office:value="-1" calcext:value-type="float">
            <text:p>-1</text:p>
          </table:table-cell>
          <table:table-cell table:formula="of:=IF([.T33]=1;[.W33];-1)" office:value-type="float" office:value="-1" calcext:value-type="float">
            <text:p>-1</text:p>
          </table:table-cell>
          <table:table-cell table:formula="of:=IF([.T33]=2;[.W33];-1)" office:value-type="float" office:value="40.8304" calcext:value-type="float">
            <text:p>40.830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34]=0;[.W34];-1)" office:value-type="float" office:value="-1" calcext:value-type="float">
            <text:p>-1</text:p>
          </table:table-cell>
          <table:table-cell table:formula="of:=IF([.T34]=1;[.W34];-1)" office:value-type="float" office:value="32.1463" calcext:value-type="float">
            <text:p>32.1463</text:p>
          </table:table-cell>
          <table:table-cell table:formula="of:=IF([.T34]=2;[.W34];-1)" office:value-type="float" office:value="-1" calcext:value-type="float">
            <text:p>-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35]=0;[.W35];-1)" office:value-type="float" office:value="19.6036" calcext:value-type="float">
            <text:p>19.6036</text:p>
          </table:table-cell>
          <table:table-cell table:formula="of:=IF([.T35]=1;[.W35];-1)" office:value-type="float" office:value="-1" calcext:value-type="float">
            <text:p>-1</text:p>
          </table:table-cell>
          <table:table-cell table:formula="of:=IF([.T35]=2;[.W35];-1)" office:value-type="float" office:value="-1" calcext:value-type="float">
            <text:p>-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36]=0;[.W36];-1)" office:value-type="float" office:value="-1" calcext:value-type="float">
            <text:p>-1</text:p>
          </table:table-cell>
          <table:table-cell table:formula="of:=IF([.T36]=1;[.W36];-1)" office:value-type="float" office:value="-1" calcext:value-type="float">
            <text:p>-1</text:p>
          </table:table-cell>
          <table:table-cell table:formula="of:=IF([.T36]=2;[.W36];-1)" office:value-type="float" office:value="40.3626" calcext:value-type="float">
            <text:p>40.362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37]=0;[.W37];-1)" office:value-type="float" office:value="-1" calcext:value-type="float">
            <text:p>-1</text:p>
          </table:table-cell>
          <table:table-cell table:formula="of:=IF([.T37]=1;[.W37];-1)" office:value-type="float" office:value="30.35" calcext:value-type="float">
            <text:p>30.35</text:p>
          </table:table-cell>
          <table:table-cell table:formula="of:=IF([.T37]=2;[.W37];-1)" office:value-type="float" office:value="-1" calcext:value-type="float">
            <text:p>-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38]=0;[.W38];-1)" office:value-type="float" office:value="20.5887" calcext:value-type="float">
            <text:p>20.5887</text:p>
          </table:table-cell>
          <table:table-cell table:formula="of:=IF([.T38]=1;[.W38];-1)" office:value-type="float" office:value="-1" calcext:value-type="float">
            <text:p>-1</text:p>
          </table:table-cell>
          <table:table-cell table:formula="of:=IF([.T38]=2;[.W38];-1)" office:value-type="float" office:value="-1" calcext:value-type="float">
            <text:p>-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39]=0;[.W39];-1)" office:value-type="float" office:value="-1" calcext:value-type="float">
            <text:p>-1</text:p>
          </table:table-cell>
          <table:table-cell table:formula="of:=IF([.T39]=1;[.W39];-1)" office:value-type="float" office:value="30.35" calcext:value-type="float">
            <text:p>30.35</text:p>
          </table:table-cell>
          <table:table-cell table:formula="of:=IF([.T39]=2;[.W39];-1)" office:value-type="float" office:value="-1" calcext:value-type="float">
            <text:p>-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40]=0;[.W40];-1)" office:value-type="float" office:value="-1" calcext:value-type="float">
            <text:p>-1</text:p>
          </table:table-cell>
          <table:table-cell table:formula="of:=IF([.T40]=1;[.W40];-1)" office:value-type="float" office:value="32.1527" calcext:value-type="float">
            <text:p>32.1527</text:p>
          </table:table-cell>
          <table:table-cell table:formula="of:=IF([.T40]=2;[.W40];-1)" office:value-type="float" office:value="-1" calcext:value-type="float">
            <text:p>-1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1]=0;[.W41];-1)" office:value-type="float" office:value="19.6136" calcext:value-type="float">
            <text:p>19.6136</text:p>
          </table:table-cell>
          <table:table-cell table:formula="of:=IF([.T41]=1;[.W41];-1)" office:value-type="float" office:value="-1" calcext:value-type="float">
            <text:p>-1</text:p>
          </table:table-cell>
          <table:table-cell table:formula="of:=IF([.T41]=2;[.W41];-1)" office:value-type="float" office:value="-1" calcext:value-type="float">
            <text:p>-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2]=0;[.W42];-1)" office:value-type="float" office:value="-1" calcext:value-type="float">
            <text:p>-1</text:p>
          </table:table-cell>
          <table:table-cell table:formula="of:=IF([.T42]=1;[.W42];-1)" office:value-type="float" office:value="-1" calcext:value-type="float">
            <text:p>-1</text:p>
          </table:table-cell>
          <table:table-cell table:formula="of:=IF([.T42]=2;[.W42];-1)" office:value-type="float" office:value="40.3625" calcext:value-type="float">
            <text:p>40.362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3]=0;[.W43];-1)" office:value-type="float" office:value="19.6136" calcext:value-type="float">
            <text:p>19.6136</text:p>
          </table:table-cell>
          <table:table-cell table:formula="of:=IF([.T43]=1;[.W43];-1)" office:value-type="float" office:value="-1" calcext:value-type="float">
            <text:p>-1</text:p>
          </table:table-cell>
          <table:table-cell table:formula="of:=IF([.T43]=2;[.W43];-1)" office:value-type="float" office:value="-1" calcext:value-type="float">
            <text:p>-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4]=0;[.W44];-1)" office:value-type="float" office:value="-1" calcext:value-type="float">
            <text:p>-1</text:p>
          </table:table-cell>
          <table:table-cell table:formula="of:=IF([.T44]=1;[.W44];-1)" office:value-type="float" office:value="-1" calcext:value-type="float">
            <text:p>-1</text:p>
          </table:table-cell>
          <table:table-cell table:formula="of:=IF([.T44]=2;[.W44];-1)" office:value-type="float" office:value="40.3625" calcext:value-type="float">
            <text:p>40.362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5]=0;[.W45];-1)" office:value-type="float" office:value="-1" calcext:value-type="float">
            <text:p>-1</text:p>
          </table:table-cell>
          <table:table-cell table:formula="of:=IF([.T45]=1;[.W45];-1)" office:value-type="float" office:value="-1" calcext:value-type="float">
            <text:p>-1</text:p>
          </table:table-cell>
          <table:table-cell table:formula="of:=IF([.T45]=2;[.W45];-1)" office:value-type="float" office:value="40.83" calcext:value-type="float">
            <text:p>40.8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6]=0;[.W46];-1)" office:value-type="float" office:value="20.6066" calcext:value-type="float">
            <text:p>20.6066</text:p>
          </table:table-cell>
          <table:table-cell table:formula="of:=IF([.T46]=1;[.W46];-1)" office:value-type="float" office:value="-1" calcext:value-type="float">
            <text:p>-1</text:p>
          </table:table-cell>
          <table:table-cell table:formula="of:=IF([.T46]=2;[.W46];-1)" office:value-type="float" office:value="-1" calcext:value-type="float">
            <text:p>-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7]=0;[.W47];-1)" office:value-type="float" office:value="-1" calcext:value-type="float">
            <text:p>-1</text:p>
          </table:table-cell>
          <table:table-cell table:formula="of:=IF([.T47]=1;[.W47];-1)" office:value-type="float" office:value="-1" calcext:value-type="float">
            <text:p>-1</text:p>
          </table:table-cell>
          <table:table-cell table:formula="of:=IF([.T47]=2;[.W47];-1)" office:value-type="float" office:value="40.83" calcext:value-type="float">
            <text:p>40.8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8]=0;[.W48];-1)" office:value-type="float" office:value="20.6065" calcext:value-type="float">
            <text:p>20.6065</text:p>
          </table:table-cell>
          <table:table-cell table:formula="of:=IF([.T48]=1;[.W48];-1)" office:value-type="float" office:value="-1" calcext:value-type="float">
            <text:p>-1</text:p>
          </table:table-cell>
          <table:table-cell table:formula="of:=IF([.T48]=2;[.W48];-1)" office:value-type="float" office:value="-1" calcext:value-type="float">
            <text:p>-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9]=0;[.W49];-1)" office:value-type="float" office:value="19.6266" calcext:value-type="float">
            <text:p>19.6266</text:p>
          </table:table-cell>
          <table:table-cell table:formula="of:=IF([.T49]=1;[.W49];-1)" office:value-type="float" office:value="-1" calcext:value-type="float">
            <text:p>-1</text:p>
          </table:table-cell>
          <table:table-cell table:formula="of:=IF([.T49]=2;[.W49];-1)" office:value-type="float" office:value="-1" calcext:value-type="float">
            <text:p>-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50]=0;[.W50];-1)" office:value-type="float" office:value="-1" calcext:value-type="float">
            <text:p>-1</text:p>
          </table:table-cell>
          <table:table-cell table:formula="of:=IF([.T50]=1;[.W50];-1)" office:value-type="float" office:value="-1" calcext:value-type="float">
            <text:p>-1</text:p>
          </table:table-cell>
          <table:table-cell table:formula="of:=IF([.T50]=2;[.W50];-1)" office:value-type="float" office:value="40.3623" calcext:value-type="float">
            <text:p>40.3623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7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CS disabled / TM disabled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number-columns-repeated="3" office:value-type="string" calcext:value-type="string">
            <text:p>response time (s)</text:p>
          </table:table-cell>
          <table:table-cell table:number-columns-repeated="2"/>
          <table:table-cell office:value-type="string" calcext:value-type="string">
            <text:p>CS Disabled</text:p>
          </table:table-cell>
          <table:table-cell office:value-type="float" office:value="0" calcext:value-type="float">
            <text:p>0</text:p>
          </table:table-cell>
          <table:table-cell table:number-matrix-columns-spanned="1" table:number-matrix-rows-spanned="51" table:formula="of:=FREQUENCY([.V111:.V158];[.AB110:.AB160])" office:value-type="float" office:value="32" calcext:value-type="float">
            <text:p>32</text:p>
          </table:table-cell>
          <table:table-cell table:number-matrix-columns-spanned="1" table:number-matrix-rows-spanned="51" table:formula="of:=FREQUENCY([.W111:.W158];[.AB110:.AB160])" office:value-type="float" office:value="32" calcext:value-type="float">
            <text:p>32</text:p>
          </table:table-cell>
          <table:table-cell table:number-matrix-columns-spanned="1" table:number-matrix-rows-spanned="51" table:formula="of:=FREQUENCY([.X111:.X158];[.AB110:.AB16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3]=0;[.X3];-1)" office:value-type="float" office:value="0.178558" calcext:value-type="float">
            <text:p>0.178558</text:p>
          </table:table-cell>
          <table:table-cell table:formula="of:=IF([.T3]=1;[.X3];-1)" office:value-type="float" office:value="-1" calcext:value-type="float">
            <text:p>-1</text:p>
          </table:table-cell>
          <table:table-cell table:formula="of:=IF([.T3]=2;[.X3];-1)"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]=0;[.X4];-1)" office:value-type="float" office:value="-1" calcext:value-type="float">
            <text:p>-1</text:p>
          </table:table-cell>
          <table:table-cell table:formula="of:=IF([.T4]=1;[.X4];-1)" office:value-type="float" office:value="-1" calcext:value-type="float">
            <text:p>-1</text:p>
          </table:table-cell>
          <table:table-cell table:formula="of:=IF([.T4]=2;[.X4];-1)" office:value-type="float" office:value="3.22363" calcext:value-type="float">
            <text:p>3.2236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5]=0;[.X5];-1)" office:value-type="float" office:value="0.357058" calcext:value-type="float">
            <text:p>0.357058</text:p>
          </table:table-cell>
          <table:table-cell table:formula="of:=IF([.T5]=1;[.X5];-1)" office:value-type="float" office:value="-1" calcext:value-type="float">
            <text:p>-1</text:p>
          </table:table-cell>
          <table:table-cell table:formula="of:=IF([.T5]=2;[.X5];-1)" office:value-type="float" office:value="-1" calcext:value-type="float">
            <text:p>-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6]=0;[.X6];-1)" office:value-type="float" office:value="-1" calcext:value-type="float">
            <text:p>-1</text:p>
          </table:table-cell>
          <table:table-cell table:formula="of:=IF([.T6]=1;[.X6];-1)" office:value-type="float" office:value="-1" calcext:value-type="float">
            <text:p>-1</text:p>
          </table:table-cell>
          <table:table-cell table:formula="of:=IF([.T6]=2;[.X6];-1)" office:value-type="float" office:value="6.49239" calcext:value-type="float">
            <text:p>6.492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7]=0;[.X7];-1)" office:value-type="float" office:value="-1" calcext:value-type="float">
            <text:p>-1</text:p>
          </table:table-cell>
          <table:table-cell table:formula="of:=IF([.T7]=1;[.X7];-1)" office:value-type="float" office:value="-1" calcext:value-type="float">
            <text:p>-1</text:p>
          </table:table-cell>
          <table:table-cell table:formula="of:=IF([.T7]=2;[.X7];-1)" office:value-type="float" office:value="3.60717" calcext:value-type="float">
            <text:p>3.607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8]=0;[.X8];-1)" office:value-type="float" office:value="-1" calcext:value-type="float">
            <text:p>-1</text:p>
          </table:table-cell>
          <table:table-cell table:formula="of:=IF([.T8]=1;[.X8];-1)" office:value-type="float" office:value="8.11334" calcext:value-type="float">
            <text:p>8.11334</text:p>
          </table:table-cell>
          <table:table-cell table:formula="of:=IF([.T8]=2;[.X8];-1)" office:value-type="float" office:value="-1" calcext:value-type="float">
            <text:p>-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9]=0;[.X9];-1)" office:value-type="float" office:value="3.78561" calcext:value-type="float">
            <text:p>3.78561</text:p>
          </table:table-cell>
          <table:table-cell table:formula="of:=IF([.T9]=1;[.X9];-1)" office:value-type="float" office:value="-1" calcext:value-type="float">
            <text:p>-1</text:p>
          </table:table-cell>
          <table:table-cell table:formula="of:=IF([.T9]=2;[.X9];-1)" office:value-type="float" office:value="-1" calcext:value-type="float">
            <text:p>-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0]=0;[.X10];-1)" office:value-type="float" office:value="-1" calcext:value-type="float">
            <text:p>-1</text:p>
          </table:table-cell>
          <table:table-cell table:formula="of:=IF([.T10]=1;[.X10];-1)" office:value-type="float" office:value="9.71457" calcext:value-type="float">
            <text:p>9.71457</text:p>
          </table:table-cell>
          <table:table-cell table:formula="of:=IF([.T10]=2;[.X10];-1)" office:value-type="float" office:value="-1" calcext:value-type="float">
            <text:p>-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1]=0;[.X11];-1)" office:value-type="float" office:value="-1" calcext:value-type="float">
            <text:p>-1</text:p>
          </table:table-cell>
          <table:table-cell table:formula="of:=IF([.T11]=1;[.X11];-1)" office:value-type="float" office:value="5.40704" calcext:value-type="float">
            <text:p>5.40704</text:p>
          </table:table-cell>
          <table:table-cell table:formula="of:=IF([.T11]=2;[.X11];-1)" office:value-type="float" office:value="-1" calcext:value-type="float">
            <text:p>-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2]=0;[.X12];-1)" office:value-type="float" office:value="-1" calcext:value-type="float">
            <text:p>-1</text:p>
          </table:table-cell>
          <table:table-cell table:formula="of:=IF([.T12]=1;[.X12];-1)" office:value-type="float" office:value="11.3099" calcext:value-type="float">
            <text:p>11.3099</text:p>
          </table:table-cell>
          <table:table-cell table:formula="of:=IF([.T12]=2;[.X12];-1)" office:value-type="float" office:value="-1" calcext:value-type="float">
            <text:p>-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13]=0;[.X13];-1)" office:value-type="float" office:value="-1" calcext:value-type="float">
            <text:p>-1</text:p>
          </table:table-cell>
          <table:table-cell table:formula="of:=IF([.T13]=1;[.X13];-1)" office:value-type="float" office:value="-1" calcext:value-type="float">
            <text:p>-1</text:p>
          </table:table-cell>
          <table:table-cell table:formula="of:=IF([.T13]=2;[.X13];-1)" office:value-type="float" office:value="8.69979" calcext:value-type="float">
            <text:p>8.6997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14]=0;[.X14];-1)" office:value-type="float" office:value="11.4883" calcext:value-type="float">
            <text:p>11.4883</text:p>
          </table:table-cell>
          <table:table-cell table:formula="of:=IF([.T14]=1;[.X14];-1)" office:value-type="float" office:value="-1" calcext:value-type="float">
            <text:p>-1</text:p>
          </table:table-cell>
          <table:table-cell table:formula="of:=IF([.T14]=2;[.X14];-1)" office:value-type="float" office:value="-1" calcext:value-type="float">
            <text:p>-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5]=0;[.X15];-1)" office:value-type="float" office:value="-1" calcext:value-type="float">
            <text:p>-1</text:p>
          </table:table-cell>
          <table:table-cell table:formula="of:=IF([.T15]=1;[.X15];-1)" office:value-type="float" office:value="10.2894" calcext:value-type="float">
            <text:p>10.2894</text:p>
          </table:table-cell>
          <table:table-cell table:formula="of:=IF([.T15]=2;[.X15];-1)" office:value-type="float" office:value="-1" calcext:value-type="float">
            <text:p>-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6]=0;[.X16];-1)" office:value-type="float" office:value="-1" calcext:value-type="float">
            <text:p>-1</text:p>
          </table:table-cell>
          <table:table-cell table:formula="of:=IF([.T16]=1;[.X16];-1)" office:value-type="float" office:value="13.101" calcext:value-type="float">
            <text:p>13.101</text:p>
          </table:table-cell>
          <table:table-cell table:formula="of:=IF([.T16]=2;[.X16];-1)" office:value-type="float" office:value="-1" calcext:value-type="float">
            <text:p>-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7]=0;[.X17];-1)" office:value-type="float" office:value="-1" calcext:value-type="float">
            <text:p>-1</text:p>
          </table:table-cell>
          <table:table-cell table:formula="of:=IF([.T17]=1;[.X17];-1)" office:value-type="float" office:value="11.8715" calcext:value-type="float">
            <text:p>11.8715</text:p>
          </table:table-cell>
          <table:table-cell table:formula="of:=IF([.T17]=2;[.X17];-1)" office:value-type="float" office:value="-1" calcext:value-type="float">
            <text:p>-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8]=0;[.X18];-1)" office:value-type="float" office:value="-1" calcext:value-type="float">
            <text:p>-1</text:p>
          </table:table-cell>
          <table:table-cell table:formula="of:=IF([.T18]=1;[.X18];-1)" office:value-type="float" office:value="14.7173" calcext:value-type="float">
            <text:p>14.7173</text:p>
          </table:table-cell>
          <table:table-cell table:formula="of:=IF([.T18]=2;[.X18];-1)" office:value-type="float" office:value="-1" calcext:value-type="float">
            <text:p>-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19]=0;[.X19];-1)" office:value-type="float" office:value="-1" calcext:value-type="float">
            <text:p>-1</text:p>
          </table:table-cell>
          <table:table-cell table:formula="of:=IF([.T19]=1;[.X19];-1)" office:value-type="float" office:value="-1" calcext:value-type="float">
            <text:p>-1</text:p>
          </table:table-cell>
          <table:table-cell table:formula="of:=IF([.T19]=2;[.X19];-1)" office:value-type="float" office:value="15.1788" calcext:value-type="float">
            <text:p>15.178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20]=0;[.X20];-1)" office:value-type="float" office:value="-1" calcext:value-type="float">
            <text:p>-1</text:p>
          </table:table-cell>
          <table:table-cell table:formula="of:=IF([.T20]=1;[.X20];-1)" office:value-type="float" office:value="16.3341" calcext:value-type="float">
            <text:p>16.3341</text:p>
          </table:table-cell>
          <table:table-cell table:formula="of:=IF([.T20]=2;[.X20];-1)" office:value-type="float" office:value="-1" calcext:value-type="float">
            <text:p>-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21]=0;[.X21];-1)" office:value-type="float" office:value="-1" calcext:value-type="float">
            <text:p>-1</text:p>
          </table:table-cell>
          <table:table-cell table:formula="of:=IF([.T21]=1;[.X21];-1)" office:value-type="float" office:value="-1" calcext:value-type="float">
            <text:p>-1</text:p>
          </table:table-cell>
          <table:table-cell table:formula="of:=IF([.T21]=2;[.X21];-1)" office:value-type="float" office:value="18.4358" calcext:value-type="float">
            <text:p>18.435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2]=0;[.X22];-1)" office:value-type="float" office:value="16.5122" calcext:value-type="float">
            <text:p>16.5122</text:p>
          </table:table-cell>
          <table:table-cell table:formula="of:=IF([.T22]=1;[.X22];-1)" office:value-type="float" office:value="-1" calcext:value-type="float">
            <text:p>-1</text:p>
          </table:table-cell>
          <table:table-cell table:formula="of:=IF([.T22]=2;[.X22];-1)" office:value-type="float" office:value="-1" calcext:value-type="float">
            <text:p>-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3]=0;[.X23];-1)" office:value-type="float" office:value="18.6139" calcext:value-type="float">
            <text:p>18.6139</text:p>
          </table:table-cell>
          <table:table-cell table:formula="of:=IF([.T23]=1;[.X23];-1)" office:value-type="float" office:value="-1" calcext:value-type="float">
            <text:p>-1</text:p>
          </table:table-cell>
          <table:table-cell table:formula="of:=IF([.T23]=2;[.X23];-1)" office:value-type="float" office:value="-1" calcext:value-type="float">
            <text:p>-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4]=0;[.X24];-1)" office:value-type="float" office:value="16.6904" calcext:value-type="float">
            <text:p>16.6904</text:p>
          </table:table-cell>
          <table:table-cell table:formula="of:=IF([.T24]=1;[.X24];-1)" office:value-type="float" office:value="-1" calcext:value-type="float">
            <text:p>-1</text:p>
          </table:table-cell>
          <table:table-cell table:formula="of:=IF([.T24]=2;[.X24];-1)" office:value-type="float" office:value="-1" calcext:value-type="float">
            <text:p>-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25]=0;[.X25];-1)" office:value-type="float" office:value="-1" calcext:value-type="float">
            <text:p>-1</text:p>
          </table:table-cell>
          <table:table-cell table:formula="of:=IF([.T25]=1;[.X25];-1)" office:value-type="float" office:value="20.2309" calcext:value-type="float">
            <text:p>20.2309</text:p>
          </table:table-cell>
          <table:table-cell table:formula="of:=IF([.T25]=2;[.X25];-1)" office:value-type="float" office:value="-1" calcext:value-type="float">
            <text:p>-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26]=0;[.X26];-1)" office:value-type="float" office:value="-1" calcext:value-type="float">
            <text:p>-1</text:p>
          </table:table-cell>
          <table:table-cell table:formula="of:=IF([.T26]=1;[.X26];-1)" office:value-type="float" office:value="18.3068" calcext:value-type="float">
            <text:p>18.3068</text:p>
          </table:table-cell>
          <table:table-cell table:formula="of:=IF([.T26]=2;[.X26];-1)" office:value-type="float" office:value="-1" calcext:value-type="float">
            <text:p>-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7]=0;[.X27];-1)" office:value-type="float" office:value="20.4091" calcext:value-type="float">
            <text:p>20.4091</text:p>
          </table:table-cell>
          <table:table-cell table:formula="of:=IF([.T27]=1;[.X27];-1)" office:value-type="float" office:value="-1" calcext:value-type="float">
            <text:p>-1</text:p>
          </table:table-cell>
          <table:table-cell table:formula="of:=IF([.T27]=2;[.X27];-1)" office:value-type="float" office:value="-1" calcext:value-type="float">
            <text:p>-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8]=0;[.X28];-1)" office:value-type="float" office:value="18.4849" calcext:value-type="float">
            <text:p>18.4849</text:p>
          </table:table-cell>
          <table:table-cell table:formula="of:=IF([.T28]=1;[.X28];-1)" office:value-type="float" office:value="-1" calcext:value-type="float">
            <text:p>-1</text:p>
          </table:table-cell>
          <table:table-cell table:formula="of:=IF([.T28]=2;[.X28];-1)" office:value-type="float" office:value="-1" calcext:value-type="float">
            <text:p>-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29]=0;[.X29];-1)" office:value-type="float" office:value="-1" calcext:value-type="float">
            <text:p>-1</text:p>
          </table:table-cell>
          <table:table-cell table:formula="of:=IF([.T29]=1;[.X29];-1)" office:value-type="float" office:value="-1" calcext:value-type="float">
            <text:p>-1</text:p>
          </table:table-cell>
          <table:table-cell table:formula="of:=IF([.T29]=2;[.X29];-1)" office:value-type="float" office:value="23.6895" calcext:value-type="float">
            <text:p>23.689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30]=0;[.X30];-1)" office:value-type="float" office:value="-1" calcext:value-type="float">
            <text:p>-1</text:p>
          </table:table-cell>
          <table:table-cell table:formula="of:=IF([.T30]=1;[.X30];-1)" office:value-type="float" office:value="-1" calcext:value-type="float">
            <text:p>-1</text:p>
          </table:table-cell>
          <table:table-cell table:formula="of:=IF([.T30]=2;[.X30];-1)" office:value-type="float" office:value="21.7332" calcext:value-type="float">
            <text:p>21.733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31]=0;[.X31];-1)" office:value-type="float" office:value="-1" calcext:value-type="float">
            <text:p>-1</text:p>
          </table:table-cell>
          <table:table-cell table:formula="of:=IF([.T31]=1;[.X31];-1)" office:value-type="float" office:value="-1" calcext:value-type="float">
            <text:p>-1</text:p>
          </table:table-cell>
          <table:table-cell table:formula="of:=IF([.T31]=2;[.X31];-1)" office:value-type="float" office:value="26.9638" calcext:value-type="float">
            <text:p>26.963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32]=0;[.X32];-1)" office:value-type="float" office:value="-1" calcext:value-type="float">
            <text:p>-1</text:p>
          </table:table-cell>
          <table:table-cell table:formula="of:=IF([.T32]=1;[.X32];-1)" office:value-type="float" office:value="23.3513" calcext:value-type="float">
            <text:p>23.3513</text:p>
          </table:table-cell>
          <table:table-cell table:formula="of:=IF([.T32]=2;[.X32];-1)" office:value-type="float" office:value="-1" calcext:value-type="float">
            <text:p>-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33]=0;[.X33];-1)" office:value-type="float" office:value="-1" calcext:value-type="float">
            <text:p>-1</text:p>
          </table:table-cell>
          <table:table-cell table:formula="of:=IF([.T33]=1;[.X33];-1)" office:value-type="float" office:value="-1" calcext:value-type="float">
            <text:p>-1</text:p>
          </table:table-cell>
          <table:table-cell table:formula="of:=IF([.T33]=2;[.X33];-1)" office:value-type="float" office:value="30.2324" calcext:value-type="float">
            <text:p>30.232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34]=0;[.X34];-1)" office:value-type="float" office:value="-1" calcext:value-type="float">
            <text:p>-1</text:p>
          </table:table-cell>
          <table:table-cell table:formula="of:=IF([.T34]=1;[.X34];-1)" office:value-type="float" office:value="24.9709" calcext:value-type="float">
            <text:p>24.9709</text:p>
          </table:table-cell>
          <table:table-cell table:formula="of:=IF([.T34]=2;[.X34];-1)" office:value-type="float" office:value="-1" calcext:value-type="float">
            <text:p>-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35]=0;[.X35];-1)" office:value-type="float" office:value="30.4109" calcext:value-type="float">
            <text:p>30.4109</text:p>
          </table:table-cell>
          <table:table-cell table:formula="of:=IF([.T35]=1;[.X35];-1)" office:value-type="float" office:value="-1" calcext:value-type="float">
            <text:p>-1</text:p>
          </table:table-cell>
          <table:table-cell table:formula="of:=IF([.T35]=2;[.X35];-1)" office:value-type="float" office:value="-1" calcext:value-type="float">
            <text:p>-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36]=0;[.X36];-1)" office:value-type="float" office:value="-1" calcext:value-type="float">
            <text:p>-1</text:p>
          </table:table-cell>
          <table:table-cell table:formula="of:=IF([.T36]=1;[.X36];-1)" office:value-type="float" office:value="-1" calcext:value-type="float">
            <text:p>-1</text:p>
          </table:table-cell>
          <table:table-cell table:formula="of:=IF([.T36]=2;[.X36];-1)" office:value-type="float" office:value="28.2221" calcext:value-type="float">
            <text:p>28.222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37]=0;[.X37];-1)" office:value-type="float" office:value="-1" calcext:value-type="float">
            <text:p>-1</text:p>
          </table:table-cell>
          <table:table-cell table:formula="of:=IF([.T37]=1;[.X37];-1)" office:value-type="float" office:value="32.0321" calcext:value-type="float">
            <text:p>32.0321</text:p>
          </table:table-cell>
          <table:table-cell table:formula="of:=IF([.T37]=2;[.X37];-1)" office:value-type="float" office:value="-1" calcext:value-type="float">
            <text:p>-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38]=0;[.X38];-1)" office:value-type="float" office:value="28.4005" calcext:value-type="float">
            <text:p>28.4005</text:p>
          </table:table-cell>
          <table:table-cell table:formula="of:=IF([.T38]=1;[.X38];-1)" office:value-type="float" office:value="-1" calcext:value-type="float">
            <text:p>-1</text:p>
          </table:table-cell>
          <table:table-cell table:formula="of:=IF([.T38]=2;[.X38];-1)" office:value-type="float" office:value="-1" calcext:value-type="float">
            <text:p>-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39]=0;[.X39];-1)" office:value-type="float" office:value="-1" calcext:value-type="float">
            <text:p>-1</text:p>
          </table:table-cell>
          <table:table-cell table:formula="of:=IF([.T39]=1;[.X39];-1)" office:value-type="float" office:value="33.6533" calcext:value-type="float">
            <text:p>33.6533</text:p>
          </table:table-cell>
          <table:table-cell table:formula="of:=IF([.T39]=2;[.X39];-1)" office:value-type="float" office:value="-1" calcext:value-type="float">
            <text:p>-1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40]=0;[.X40];-1)" office:value-type="float" office:value="-1" calcext:value-type="float">
            <text:p>-1</text:p>
          </table:table-cell>
          <table:table-cell table:formula="of:=IF([.T40]=1;[.X40];-1)" office:value-type="float" office:value="30.0221" calcext:value-type="float">
            <text:p>30.0221</text:p>
          </table:table-cell>
          <table:table-cell table:formula="of:=IF([.T40]=2;[.X40];-1)" office:value-type="float" office:value="-1" calcext:value-type="float">
            <text:p>-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1]=0;[.X41];-1)" office:value-type="float" office:value="33.8317" calcext:value-type="float">
            <text:p>33.8317</text:p>
          </table:table-cell>
          <table:table-cell table:formula="of:=IF([.T41]=1;[.X41];-1)" office:value-type="float" office:value="-1" calcext:value-type="float">
            <text:p>-1</text:p>
          </table:table-cell>
          <table:table-cell table:formula="of:=IF([.T41]=2;[.X41];-1)" office:value-type="float" office:value="-1" calcext:value-type="float">
            <text:p>-1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2]=0;[.X42];-1)" office:value-type="float" office:value="-1" calcext:value-type="float">
            <text:p>-1</text:p>
          </table:table-cell>
          <table:table-cell table:formula="of:=IF([.T42]=1;[.X42];-1)" office:value-type="float" office:value="-1" calcext:value-type="float">
            <text:p>-1</text:p>
          </table:table-cell>
          <table:table-cell table:formula="of:=IF([.T42]=2;[.X42];-1)" office:value-type="float" office:value="33.3148" calcext:value-type="float">
            <text:p>33.314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3]=0;[.X43];-1)" office:value-type="float" office:value="34.0101" calcext:value-type="float">
            <text:p>34.0101</text:p>
          </table:table-cell>
          <table:table-cell table:formula="of:=IF([.T43]=1;[.X43];-1)" office:value-type="float" office:value="-1" calcext:value-type="float">
            <text:p>-1</text:p>
          </table:table-cell>
          <table:table-cell table:formula="of:=IF([.T43]=2;[.X43];-1)" office:value-type="float" office:value="-1" calcext:value-type="float">
            <text:p>-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4]=0;[.X44];-1)" office:value-type="float" office:value="-1" calcext:value-type="float">
            <text:p>-1</text:p>
          </table:table-cell>
          <table:table-cell table:formula="of:=IF([.T44]=1;[.X44];-1)" office:value-type="float" office:value="-1" calcext:value-type="float">
            <text:p>-1</text:p>
          </table:table-cell>
          <table:table-cell table:formula="of:=IF([.T44]=2;[.X44];-1)" office:value-type="float" office:value="36.5455" calcext:value-type="float">
            <text:p>36.545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5]=0;[.X45];-1)" office:value-type="float" office:value="-1" calcext:value-type="float">
            <text:p>-1</text:p>
          </table:table-cell>
          <table:table-cell table:formula="of:=IF([.T45]=1;[.X45];-1)" office:value-type="float" office:value="-1" calcext:value-type="float">
            <text:p>-1</text:p>
          </table:table-cell>
          <table:table-cell table:formula="of:=IF([.T45]=2;[.X45];-1)" office:value-type="float" office:value="37.234" calcext:value-type="float">
            <text:p>37.23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6]=0;[.X46];-1)" office:value-type="float" office:value="36.7239" calcext:value-type="float">
            <text:p>36.7239</text:p>
          </table:table-cell>
          <table:table-cell table:formula="of:=IF([.T46]=1;[.X46];-1)" office:value-type="float" office:value="-1" calcext:value-type="float">
            <text:p>-1</text:p>
          </table:table-cell>
          <table:table-cell table:formula="of:=IF([.T46]=2;[.X46];-1)" office:value-type="float" office:value="-1" calcext:value-type="float">
            <text:p>-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7]=0;[.X47];-1)" office:value-type="float" office:value="-1" calcext:value-type="float">
            <text:p>-1</text:p>
          </table:table-cell>
          <table:table-cell table:formula="of:=IF([.T47]=1;[.X47];-1)" office:value-type="float" office:value="-1" calcext:value-type="float">
            <text:p>-1</text:p>
          </table:table-cell>
          <table:table-cell table:formula="of:=IF([.T47]=2;[.X47];-1)" office:value-type="float" office:value="40.435" calcext:value-type="float">
            <text:p>40.43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8]=0;[.X48];-1)" office:value-type="float" office:value="36.9024" calcext:value-type="float">
            <text:p>36.9024</text:p>
          </table:table-cell>
          <table:table-cell table:formula="of:=IF([.T48]=1;[.X48];-1)" office:value-type="float" office:value="-1" calcext:value-type="float">
            <text:p>-1</text:p>
          </table:table-cell>
          <table:table-cell table:formula="of:=IF([.T48]=2;[.X48];-1)" office:value-type="float" office:value="-1" calcext:value-type="float">
            <text:p>-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9]=0;[.X49];-1)" office:value-type="float" office:value="40.6128" calcext:value-type="float">
            <text:p>40.6128</text:p>
          </table:table-cell>
          <table:table-cell table:formula="of:=IF([.T49]=1;[.X49];-1)" office:value-type="float" office:value="-1" calcext:value-type="float">
            <text:p>-1</text:p>
          </table:table-cell>
          <table:table-cell table:formula="of:=IF([.T49]=2;[.X49];-1)" office:value-type="float" office:value="-1" calcext:value-type="float">
            <text:p>-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50]=0;[.X50];-1)" office:value-type="float" office:value="-1" calcext:value-type="float">
            <text:p>-1</text:p>
          </table:table-cell>
          <table:table-cell table:formula="of:=IF([.T50]=1;[.X50];-1)" office:value-type="float" office:value="-1" calcext:value-type="float">
            <text:p>-1</text:p>
          </table:table-cell>
          <table:table-cell table:formula="of:=IF([.T50]=2;[.X50];-1)" office:value-type="float" office:value="40.1528" calcext:value-type="float">
            <text:p>40.152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7"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7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ThreadMigration" table:style-name="ta1">
        <table:table-column table:style-name="co12" table:default-cell-style-name="Default"/>
        <table:table-column table:style-name="co2" table:number-columns-repeated="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number-columns-repeated="2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PipeArch Context Switch Experiments</text:p>
          </table:table-cell>
          <table:table-cell/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numEpoch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totalSize (GB)</text:p>
          </table:table-cell>
          <table:table-cell office:value-type="string" calcext:value-type="string">
            <text:p>standalone runtime (s)</text:p>
          </table:table-cell>
          <table:table-cell office:value-type="string" calcext:value-type="string">
            <text:p>processing rate (GB/s)</text:p>
          </table:table-cell>
          <table:table-cell/>
          <table:table-cell office:value-type="string" calcext:value-type="string">
            <text:p>30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CS enabled / TM enabled</text:p>
          </table:table-cell>
          <table:table-cell office:value-type="string" calcext:value-type="string">
            <text:p>CS enabled / TM disabled</text:p>
          </table:table-cell>
          <table:table-cell/>
          <table:table-cell office:value-type="string" calcext:value-type="string">
            <text:p>job type</text:p>
          </table:table-cell>
          <table:table-cell office:value-type="string" calcext:value-type="string">
            <text:p>CS enabled / TM enabled</text:p>
          </table:table-cell>
          <table:table-cell office:value-type="string" calcext:value-type="string">
            <text:p>CS enabled / TM disabled</text:p>
          </table:table-cell>
        </table:table-row>
        <table:table-row table:style-name="ro1">
          <table:table-cell office:value-type="string" calcext:value-type="string">
            <text:p>partitionSize = 16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32000" calcext:value-type="float">
            <text:p>32000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formula="of:=4*[.F2]*[.G2]*[.H2]/1000000000" office:value-type="float" office:value="1.6128" calcext:value-type="float">
            <text:p>1.6128</text:p>
          </table:table-cell>
          <table:table-cell office:value-type="float" office:value="0.177818" calcext:value-type="float">
            <text:p>0.177818</text:p>
          </table:table-cell>
          <table:table-cell table:formula="of:=[.J2]/[.K2]" office:value-type="float" office:value="9.06994792428213" calcext:value-type="float">
            <text:p>9.0699479243</text:p>
          </table:table-cell>
          <table:table-cell table:number-columns-repeated="3"/>
          <table:table-cell table:number-columns-repeated="2" office:value-type="string" calcext:value-type="string">
            <text:p>response time (s)</text:p>
          </table:table-cell>
          <table:table-cell table:number-columns-repeated="2"/>
          <table:table-cell table:number-columns-repeated="2" office:value-type="string" calcext:value-type="string">
            <text:p>response time (s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64000" calcext:value-type="float">
            <text:p>64000</text:p>
          </table:table-cell>
          <table:table-cell office:value-type="float" office:value="784" calcext:value-type="float">
            <text:p>78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4*[.F3]*[.G3]*[.H3]/1000000000" office:value-type="float" office:value="16.05632" calcext:value-type="float">
            <text:p>16.05632</text:p>
          </table:table-cell>
          <table:table-cell office:value-type="float" office:value="1.15724" calcext:value-type="float">
            <text:p>1.15724</text:p>
          </table:table-cell>
          <table:table-cell table:formula="of:=[.J3]/[.K3]" office:value-type="float" office:value="13.87466731188" calcext:value-type="float">
            <text:p>13.87466731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81514" calcext:value-type="float">
            <text:p>2.81514</text:p>
          </table:table-cell>
          <table:table-cell office:value-type="float" office:value="2.81924" calcext:value-type="float">
            <text:p>2.819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6209" calcext:value-type="float">
            <text:p>13.6209</text:p>
          </table:table-cell>
          <table:table-cell office:value-type="float" office:value="13.6139" calcext:value-type="float">
            <text:p>13.6139</text:p>
          </table:table-cell>
        </table:table-row>
        <table:table-row table:style-name="ro1">
          <table:table-cell office:value-type="string" calcext:value-type="string">
            <text:p>non-random order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13.2986" calcext:value-type="float">
            <text:p>13.2986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2704" calcext:value-type="float">
            <text:p>8.42704</text:p>
          </table:table-cell>
          <table:table-cell office:value-type="float" office:value="8.42125" calcext:value-type="float">
            <text:p>8.42125</text:p>
          </table:table-cell>
        </table:table-row>
        <table:table-row table:style-name="ro1">
          <table:table-cell office:value-type="string" calcext:value-type="string">
            <text:p>-&gt; this means job 0 always goes to instance 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2.81517" calcext:value-type="float">
            <text:p>2.81517</text:p>
          </table:table-cell>
          <table:table-cell office:value-type="float" office:value="2.81924" calcext:value-type="float">
            <text:p>2.819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1905" calcext:value-type="float">
            <text:p>9.21905</text:p>
          </table:table-cell>
          <table:table-cell office:value-type="float" office:value="9.21535" calcext:value-type="float">
            <text:p>9.21535</text:p>
          </table:table-cell>
        </table:table-row>
        <table:table-row table:style-name="ro1">
          <table:table-cell office:value-type="string" calcext:value-type="string">
            <text:p>-&gt; this means job 1 always goes to instance 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13.3003" calcext:value-type="float">
            <text:p>13.3003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2704" calcext:value-type="float">
            <text:p>8.42704</text:p>
          </table:table-cell>
          <table:table-cell office:value-type="float" office:value="8.42126" calcext:value-type="float">
            <text:p>8.42126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3.61652" calcext:value-type="float">
            <text:p>3.61652</text:p>
          </table:table-cell>
          <table:table-cell office:value-type="float" office:value="2.81923" calcext:value-type="float">
            <text:p>2.819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6208" calcext:value-type="float">
            <text:p>13.6208</text:p>
          </table:table-cell>
          <table:table-cell office:value-type="float" office:value="13.6139" calcext:value-type="float">
            <text:p>13.6139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3.2361" calcext:value-type="float">
            <text:p>13.2361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2704" calcext:value-type="float">
            <text:p>8.42704</text:p>
          </table:table-cell>
          <table:table-cell office:value-type="float" office:value="8.42129" calcext:value-type="float">
            <text:p>8.42129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3.61658" calcext:value-type="float">
            <text:p>3.61658</text:p>
          </table:table-cell>
          <table:table-cell office:value-type="float" office:value="2.81918" calcext:value-type="float">
            <text:p>2.819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2403" calcext:value-type="float">
            <text:p>9.22403</text:p>
          </table:table-cell>
          <table:table-cell office:value-type="float" office:value="9.22041" calcext:value-type="float">
            <text:p>9.22041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3.236" calcext:value-type="float">
            <text:p>13.236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2708" calcext:value-type="float">
            <text:p>8.42708</text:p>
          </table:table-cell>
          <table:table-cell office:value-type="float" office:value="8.42131" calcext:value-type="float">
            <text:p>8.42131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4.35724" calcext:value-type="float">
            <text:p>4.35724</text:p>
          </table:table-cell>
          <table:table-cell office:value-type="float" office:value="2.81919" calcext:value-type="float">
            <text:p>2.819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6208" calcext:value-type="float">
            <text:p>13.6208</text:p>
          </table:table-cell>
          <table:table-cell office:value-type="float" office:value="13.6139" calcext:value-type="float">
            <text:p>13.6139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3.1006" calcext:value-type="float">
            <text:p>13.1006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6232" calcext:value-type="float">
            <text:p>12.6232</text:p>
          </table:table-cell>
          <table:table-cell office:value-type="float" office:value="12.6153" calcext:value-type="float">
            <text:p>12.6153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4.35729" calcext:value-type="float">
            <text:p>4.35729</text:p>
          </table:table-cell>
          <table:table-cell office:value-type="float" office:value="2.8192" calcext:value-type="float">
            <text:p>2.81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2898" calcext:value-type="float">
            <text:p>9.22898</text:p>
          </table:table-cell>
          <table:table-cell office:value-type="float" office:value="9.22547" calcext:value-type="float">
            <text:p>9.22547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3.1005" calcext:value-type="float">
            <text:p>13.1005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6232" calcext:value-type="float">
            <text:p>12.6232</text:p>
          </table:table-cell>
          <table:table-cell office:value-type="float" office:value="12.6153" calcext:value-type="float">
            <text:p>12.6153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5.04321" calcext:value-type="float">
            <text:p>5.04321</text:p>
          </table:table-cell>
          <table:table-cell office:value-type="float" office:value="2.81919" calcext:value-type="float">
            <text:p>2.819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2898" calcext:value-type="float">
            <text:p>9.22898</text:p>
          </table:table-cell>
          <table:table-cell office:value-type="float" office:value="9.2255" calcext:value-type="float">
            <text:p>9.2255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.9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6232" calcext:value-type="float">
            <text:p>12.6232</text:p>
          </table:table-cell>
          <table:table-cell office:value-type="float" office:value="12.6153" calcext:value-type="float">
            <text:p>12.6153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5.04328" calcext:value-type="float">
            <text:p>5.04328</text:p>
          </table:table-cell>
          <table:table-cell office:value-type="float" office:value="2.81921" calcext:value-type="float">
            <text:p>2.819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2899" calcext:value-type="float">
            <text:p>9.22899</text:p>
          </table:table-cell>
          <table:table-cell office:value-type="float" office:value="9.22556" calcext:value-type="float">
            <text:p>9.22556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2.8999" calcext:value-type="float">
            <text:p>12.8999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6232" calcext:value-type="float">
            <text:p>12.6232</text:p>
          </table:table-cell>
          <table:table-cell office:value-type="float" office:value="12.6154" calcext:value-type="float">
            <text:p>12.6154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5.66921" calcext:value-type="float">
            <text:p>5.66921</text:p>
          </table:table-cell>
          <table:table-cell office:value-type="float" office:value="2.8192" calcext:value-type="float">
            <text:p>2.81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2894" calcext:value-type="float">
            <text:p>9.22894</text:p>
          </table:table-cell>
          <table:table-cell office:value-type="float" office:value="9.22556" calcext:value-type="float">
            <text:p>9.22556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2.6293" calcext:value-type="float">
            <text:p>12.6293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6232" calcext:value-type="float">
            <text:p>12.6232</text:p>
          </table:table-cell>
          <table:table-cell office:value-type="float" office:value="12.6154" calcext:value-type="float">
            <text:p>12.6154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5.66928" calcext:value-type="float">
            <text:p>5.66928</text:p>
          </table:table-cell>
          <table:table-cell office:value-type="float" office:value="2.81919" calcext:value-type="float">
            <text:p>2.819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6205" calcext:value-type="float">
            <text:p>13.6205</text:p>
          </table:table-cell>
          <table:table-cell office:value-type="float" office:value="13.6138" calcext:value-type="float">
            <text:p>13.6138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2.6293" calcext:value-type="float">
            <text:p>12.6293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6232" calcext:value-type="float">
            <text:p>12.6232</text:p>
          </table:table-cell>
          <table:table-cell office:value-type="float" office:value="12.6154" calcext:value-type="float">
            <text:p>12.6154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6.24027" calcext:value-type="float">
            <text:p>6.24027</text:p>
          </table:table-cell>
          <table:table-cell office:value-type="float" office:value="2.81921" calcext:value-type="float">
            <text:p>2.819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6205" calcext:value-type="float">
            <text:p>13.6205</text:p>
          </table:table-cell>
          <table:table-cell office:value-type="float" office:value="13.6139" calcext:value-type="float">
            <text:p>13.6139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2.2938" calcext:value-type="float">
            <text:p>12.2938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5635" calcext:value-type="float">
            <text:p>8.45635</text:p>
          </table:table-cell>
          <table:table-cell office:value-type="float" office:value="8.45064" calcext:value-type="float">
            <text:p>8.45064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6.24031" calcext:value-type="float">
            <text:p>6.24031</text:p>
          </table:table-cell>
          <table:table-cell office:value-type="float" office:value="2.8192" calcext:value-type="float">
            <text:p>2.8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6205" calcext:value-type="float">
            <text:p>13.6205</text:p>
          </table:table-cell>
          <table:table-cell office:value-type="float" office:value="13.6139" calcext:value-type="float">
            <text:p>13.6139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2.2937" calcext:value-type="float">
            <text:p>12.2937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5637" calcext:value-type="float">
            <text:p>8.45637</text:p>
          </table:table-cell>
          <table:table-cell office:value-type="float" office:value="8.45068" calcext:value-type="float">
            <text:p>8.45068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6.7512" calcext:value-type="float">
            <text:p>6.7512</text:p>
          </table:table-cell>
          <table:table-cell office:value-type="float" office:value="2.81919" calcext:value-type="float">
            <text:p>2.819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6205" calcext:value-type="float">
            <text:p>13.6205</text:p>
          </table:table-cell>
          <table:table-cell office:value-type="float" office:value="13.614" calcext:value-type="float">
            <text:p>13.614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1.8879" calcext:value-type="float">
            <text:p>11.8879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6231" calcext:value-type="float">
            <text:p>12.6231</text:p>
          </table:table-cell>
          <table:table-cell office:value-type="float" office:value="12.6154" calcext:value-type="float">
            <text:p>12.6154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6.75124" calcext:value-type="float">
            <text:p>6.75124</text:p>
          </table:table-cell>
          <table:table-cell office:value-type="float" office:value="2.81922" calcext:value-type="float">
            <text:p>2.819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4862" calcext:value-type="float">
            <text:p>9.24862</text:p>
          </table:table-cell>
          <table:table-cell office:value-type="float" office:value="9.24552" calcext:value-type="float">
            <text:p>9.24552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1.8878" calcext:value-type="float">
            <text:p>11.8878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6132" calcext:value-type="float">
            <text:p>8.46132</text:p>
          </table:table-cell>
          <table:table-cell office:value-type="float" office:value="8.45566" calcext:value-type="float">
            <text:p>8.45566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7.20697" calcext:value-type="float">
            <text:p>7.20697</text:p>
          </table:table-cell>
          <table:table-cell office:value-type="float" office:value="2.81921" calcext:value-type="float">
            <text:p>2.819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6205" calcext:value-type="float">
            <text:p>13.6205</text:p>
          </table:table-cell>
          <table:table-cell office:value-type="float" office:value="13.614" calcext:value-type="float">
            <text:p>13.614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1.4118" calcext:value-type="float">
            <text:p>11.4118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6134" calcext:value-type="float">
            <text:p>8.46134</text:p>
          </table:table-cell>
          <table:table-cell office:value-type="float" office:value="8.4557" calcext:value-type="float">
            <text:p>8.455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formula="of:=MAX([.P3:.P32])" office:value-type="float" office:value="13.3003" calcext:value-type="float">
            <text:p>13.3003</text:p>
          </table:table-cell>
          <table:table-cell table:formula="of:=MAX([.Q3:.Q32])" office:value-type="float" office:value="17.7761" calcext:value-type="float">
            <text:p>17.7761</text:p>
          </table:table-cell>
          <table:table-cell table:number-columns-repeated="2"/>
          <table:table-cell table:formula="of:=MAX([.T3:.T32])" office:value-type="float" office:value="13.6209" calcext:value-type="float">
            <text:p>13.6209</text:p>
          </table:table-cell>
          <table:table-cell table:formula="of:=MAX([.U3:.U32])" office:value-type="float" office:value="13.614" calcext:value-type="float">
            <text:p>13.614</text:p>
          </table:table-cell>
        </table:table-row>
      </table:table>
      <table:table table:name="Overhead" table:style-name="ta1">
        <table:shapes>
          <draw:frame draw:z-index="0" draw:style-name="gr1" draw:text-style-name="P1" svg:width="629.01pt" svg:height="367.57pt" svg:x="1445.1pt" svg:y="274.25pt">
            <loext:p draw:notify-on-update-of-ranges="Overhead.P2:Overhead.P7 Overhead.S1:Overhead.S1 Overhead.S2:Overhead.S7 Overhead.W11:Overhead.W11 Overhead.W12:Overhead.W17 Overhead.W1:Overhead.W1 Overhead.W2:Overhead.W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8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3" table:number-columns-repeated="2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ipeArch Context Switch Experiments</text:p>
          </table:table-cell>
          <table:table-cell/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numEpoch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totalSize (GB)</text:p>
          </table:table-cell>
          <table:table-cell office:value-type="string" calcext:value-type="string">
            <text:p>standalone runtime (s)</text:p>
          </table:table-cell>
          <table:table-cell office:value-type="string" calcext:value-type="string">
            <text:p>processing rate (GB/s)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numEpoch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standalone run</text:p>
          </table:table-cell>
          <table:table-cell table:number-columns-repeated="3" office:value-type="string" calcext:value-type="string">
            <text:p>busy runtime (s)</text:p>
          </table:table-cell>
          <table:table-cell office:value-type="string" calcext:value-type="string">
            <text:p>busy system, CS enabled</text:p>
          </table:table-cell>
          <table:table-cell office:value-type="string" calcext:value-type="string">
            <text:p>stdev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partitionSize = 16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32000" calcext:value-type="float">
            <text:p>32000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formula="of:=4*[.F2]*[.G2]*[.H2]/1000000000" office:value-type="float" office:value="1.6128" calcext:value-type="float">
            <text:p>1.6128</text:p>
          </table:table-cell>
          <table:table-cell office:value-type="float" office:value="0.177818" calcext:value-type="float">
            <text:p>0.177818</text:p>
          </table:table-cell>
          <table:table-cell table:formula="of:=[.J2]/[.K2]" office:value-type="float" office:value="9.06994792428213" calcext:value-type="float">
            <text:p>9.0699479243</text:p>
          </table:table-cell>
          <table:table-cell table:number-columns-repeated="2"/>
          <table:table-cell office:value-type="float" office:value="64000" calcext:value-type="float">
            <text:p>64000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197761" calcext:value-type="float">
            <text:p>0.197761</text:p>
          </table:table-cell>
          <table:table-cell office:value-type="float" office:value="0.198496" calcext:value-type="float">
            <text:p>0.198496</text:p>
          </table:table-cell>
          <table:table-cell office:value-type="float" office:value="0.201993" calcext:value-type="float">
            <text:p>0.201993</text:p>
          </table:table-cell>
          <table:table-cell office:value-type="float" office:value="0.2035" calcext:value-type="float">
            <text:p>0.2035</text:p>
          </table:table-cell>
          <table:table-cell table:formula="of:=AVERAGE([.T2:.V2])" office:value-type="float" office:value="0.201329666666667" calcext:value-type="float">
            <text:p>0.2013296667</text:p>
          </table:table-cell>
          <table:table-cell table:formula="of:=STDEV([.T2:.V2])" office:value-type="float" office:value="0.00256710193278986" calcext:value-type="float">
            <text:p>0.0025671019</text:p>
          </table:table-cell>
          <table:table-cell/>
          <table:table-cell table:formula="of:=[.W2]-[.S2]" office:value-type="float" office:value="0.00356866666666666" calcext:value-type="float">
            <text:p>0.0035686667</text:p>
          </table:table-cell>
          <table:table-cell table:formula="of:=100*([.Z2]/[.S2])" office:value-type="float" office:value="1.8045351038206" calcext:value-type="float">
            <text:p>1.804535103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64000" calcext:value-type="float">
            <text:p>64000</text:p>
          </table:table-cell>
          <table:table-cell office:value-type="float" office:value="784" calcext:value-type="float">
            <text:p>78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4*[.F3]*[.G3]*[.H3]/1000000000" office:value-type="float" office:value="16.05632" calcext:value-type="float">
            <text:p>16.05632</text:p>
          </table:table-cell>
          <table:table-cell office:value-type="float" office:value="1.15724" calcext:value-type="float">
            <text:p>1.15724</text:p>
          </table:table-cell>
          <table:table-cell table:formula="of:=[.J3]/[.K3]" office:value-type="float" office:value="13.87466731188" calcext:value-type="float">
            <text:p>13.8746673119</text:p>
          </table:table-cell>
          <table:table-cell table:number-columns-repeated="2"/>
          <table:table-cell office:value-type="float" office:value="64000" calcext:value-type="float">
            <text:p>640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242913" calcext:value-type="float">
            <text:p>0.242913</text:p>
          </table:table-cell>
          <table:table-cell office:value-type="float" office:value="0.240102" calcext:value-type="float">
            <text:p>0.240102</text:p>
          </table:table-cell>
          <table:table-cell office:value-type="float" office:value="0.24695" calcext:value-type="float">
            <text:p>0.24695</text:p>
          </table:table-cell>
          <table:table-cell office:value-type="float" office:value="0.245213" calcext:value-type="float">
            <text:p>0.245213</text:p>
          </table:table-cell>
          <table:table-cell table:formula="of:=AVERAGE([.T3:.V3])" office:value-type="float" office:value="0.244088333333333" calcext:value-type="float">
            <text:p>0.2440883333</text:p>
          </table:table-cell>
          <table:table-cell table:formula="of:=STDEV([.T3:.V3])" office:value-type="float" office:value="0.00355983599809506" calcext:value-type="float">
            <text:p>0.003559836</text:p>
          </table:table-cell>
          <table:table-cell/>
          <table:table-cell table:formula="of:=[.W3]-[.S3]" office:value-type="float" office:value="0.00117533333333333" calcext:value-type="float">
            <text:p>0.0011753333</text:p>
          </table:table-cell>
          <table:table-cell table:formula="of:=100*([.Z3]/[.S3])" office:value-type="float" office:value="0.483849498928972" calcext:value-type="float">
            <text:p>0.4838494989</text:p>
          </table:table-cell>
        </table:table-row>
        <table:table-row table:style-name="ro1">
          <table:table-cell office:value-type="string" calcext:value-type="string">
            <text:p>Measure Overhe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80000" calcext:value-type="float">
            <text:p>80000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4*[.F4]*[.G4]*[.H4]/1000000000" office:value-type="float" office:value="32.768" calcext:value-type="float">
            <text:p>32.768</text:p>
          </table:table-cell>
          <table:table-cell office:value-type="float" office:value="2.76677" calcext:value-type="float">
            <text:p>2.76677</text:p>
          </table:table-cell>
          <table:table-cell table:formula="of:=[.J4]/[.K4]" office:value-type="float" office:value="11.8434130773429" calcext:value-type="float">
            <text:p>11.8434130773</text:p>
          </table:table-cell>
          <table:table-cell table:number-columns-repeated="2"/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32344" calcext:value-type="float">
            <text:p>0.32344</text:p>
          </table:table-cell>
          <table:table-cell office:value-type="float" office:value="0.324057" calcext:value-type="float">
            <text:p>0.324057</text:p>
          </table:table-cell>
          <table:table-cell office:value-type="float" office:value="0.326805" calcext:value-type="float">
            <text:p>0.326805</text:p>
          </table:table-cell>
          <table:table-cell office:value-type="float" office:value="0.328864" calcext:value-type="float">
            <text:p>0.328864</text:p>
          </table:table-cell>
          <table:table-cell table:formula="of:=AVERAGE([.T4:.V4])" office:value-type="float" office:value="0.326575333333333" calcext:value-type="float">
            <text:p>0.3265753333</text:p>
          </table:table-cell>
          <table:table-cell table:formula="of:=STDEV([.T4:.V4])" office:value-type="float" office:value="0.00241171564105998" calcext:value-type="float">
            <text:p>0.0024117156</text:p>
          </table:table-cell>
          <table:table-cell/>
          <table:table-cell table:formula="of:=[.W4]-[.S4]" office:value-type="float" office:value="0.00313533333333338" calcext:value-type="float">
            <text:p>0.0031353333</text:p>
          </table:table-cell>
          <table:table-cell table:formula="of:=100*([.Z4]/[.S4])" office:value-type="float" office:value="0.969370929178017" calcext:value-type="float">
            <text:p>0.9693709292</text:p>
          </table:table-cell>
        </table:table-row>
        <table:table-row table:style-name="ro1">
          <table:table-cell office:value-type="string" calcext:value-type="string">
            <text:p>-&gt; Use just one instance to not share bandwidth</text:p>
          </table:table-cell>
          <table:table-cell table:number-columns-repeated="13"/>
          <table:table-cell office:value-type="float" office:value="64000" calcext:value-type="float">
            <text:p>64000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491561" calcext:value-type="float">
            <text:p>0.491561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495062" calcext:value-type="float">
            <text:p>0.495062</text:p>
          </table:table-cell>
          <table:table-cell office:value-type="float" office:value="0.497036" calcext:value-type="float">
            <text:p>0.497036</text:p>
          </table:table-cell>
          <table:table-cell table:formula="of:=AVERAGE([.T5:.V5])" office:value-type="float" office:value="0.494799333333333" calcext:value-type="float">
            <text:p>0.4947993333</text:p>
          </table:table-cell>
          <table:table-cell table:formula="of:=STDEV([.T5:.V5])" office:value-type="float" office:value="0.00237890086664687" calcext:value-type="float">
            <text:p>0.0023789009</text:p>
          </table:table-cell>
          <table:table-cell/>
          <table:table-cell table:formula="of:=[.W5]-[.S5]" office:value-type="float" office:value="0.00323833333333334" calcext:value-type="float">
            <text:p>0.0032383333</text:p>
          </table:table-cell>
          <table:table-cell table:formula="of:=100*([.Z5]/[.S5])" office:value-type="float" office:value="0.658785650882259" calcext:value-type="float">
            <text:p>0.6587856509</text:p>
          </table:table-cell>
        </table:table-row>
        <table:table-row table:style-name="ro1">
          <table:table-cell table:number-columns-repeated="14"/>
          <table:table-cell office:value-type="float" office:value="64000" calcext:value-type="float">
            <text:p>64000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914958" calcext:value-type="float">
            <text:p>0.914958</text:p>
          </table:table-cell>
          <table:table-cell office:value-type="float" office:value="0.915543" calcext:value-type="float">
            <text:p>0.915543</text:p>
          </table:table-cell>
          <table:table-cell office:value-type="float" office:value="0.917794" calcext:value-type="float">
            <text:p>0.917794</text:p>
          </table:table-cell>
          <table:table-cell office:value-type="float" office:value="0.919436" calcext:value-type="float">
            <text:p>0.919436</text:p>
          </table:table-cell>
          <table:table-cell table:formula="of:=AVERAGE([.T6:.V6])" office:value-type="float" office:value="0.917591" calcext:value-type="float">
            <text:p>0.917591</text:p>
          </table:table-cell>
          <table:table-cell table:formula="of:=STDEV([.T6:.V6])" office:value-type="float" office:value="0.00195442293273484" calcext:value-type="float">
            <text:p>0.0019544229</text:p>
          </table:table-cell>
          <table:table-cell/>
          <table:table-cell table:formula="of:=[.W6]-[.S6]" office:value-type="float" office:value="0.002633" calcext:value-type="float">
            <text:p>0.002633</text:p>
          </table:table-cell>
          <table:table-cell table:formula="of:=100*([.Z6]/[.S6])" office:value-type="float" office:value="0.287772772083527" calcext:value-type="float">
            <text:p>0.2877727721</text:p>
          </table:table-cell>
        </table:table-row>
        <table:table-row table:style-name="ro1">
          <table:table-cell table:number-columns-repeated="14"/>
          <table:table-cell office:value-type="float" office:value="64000" calcext:value-type="float">
            <text:p>64000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.81233" calcext:value-type="float">
            <text:p>1.81233</text:p>
          </table:table-cell>
          <table:table-cell office:value-type="float" office:value="1.81283" calcext:value-type="float">
            <text:p>1.81283</text:p>
          </table:table-cell>
          <table:table-cell office:value-type="float" office:value="1.81551" calcext:value-type="float">
            <text:p>1.81551</text:p>
          </table:table-cell>
          <table:table-cell office:value-type="float" office:value="1.81668" calcext:value-type="float">
            <text:p>1.81668</text:p>
          </table:table-cell>
          <table:table-cell table:formula="of:=AVERAGE([.T7:.V7])" office:value-type="float" office:value="1.81500666666667" calcext:value-type="float">
            <text:p>1.8150066667</text:p>
          </table:table-cell>
          <table:table-cell table:formula="of:=STDEV([.T7:.V7])" office:value-type="float" office:value="0.00197373588236463" calcext:value-type="float">
            <text:p>0.0019737359</text:p>
          </table:table-cell>
          <table:table-cell/>
          <table:table-cell table:formula="of:=[.W7]-[.S7]" office:value-type="float" office:value="0.00267666666666666" calcext:value-type="float">
            <text:p>0.0026766667</text:p>
          </table:table-cell>
          <table:table-cell table:formula="of:=100*([.Z7]/[.S7])" office:value-type="float" office:value="0.147692013411832" calcext:value-type="float">
            <text:p>0.1476920134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9"/>
          <table:table-cell office:value-type="string" calcext:value-type="string">
            <text:p>CS disabled</text:p>
          </table:table-cell>
          <table:table-cell table:number-columns-repeated="7"/>
        </table:table-row>
        <table:table-row table:style-name="ro1">
          <table:table-cell table:number-columns-repeated="19"/>
          <table:table-cell table:number-columns-repeated="3" office:value-type="string" calcext:value-type="string">
            <text:p>busy runtime (s)</text:p>
          </table:table-cell>
          <table:table-cell office:value-type="string" calcext:value-type="string">
            <text:p>busy system, CS disabled</text:p>
          </table:table-cell>
          <table:table-cell office:value-type="string" calcext:value-type="string">
            <text:p>stdev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64000" calcext:value-type="float">
            <text:p>64000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197658" calcext:value-type="float">
            <text:p>0.197658</text:p>
          </table:table-cell>
          <table:table-cell office:value-type="float" office:value="0.37541" calcext:value-type="float">
            <text:p>0.37541</text:p>
          </table:table-cell>
          <table:table-cell office:value-type="float" office:value="1.32801" calcext:value-type="float">
            <text:p>1.32801</text:p>
          </table:table-cell>
          <table:table-cell office:value-type="float" office:value="2.96321" calcext:value-type="float">
            <text:p>2.96321</text:p>
          </table:table-cell>
          <table:table-cell table:formula="of:=AVERAGE([.T12:.V12])" office:value-type="float" office:value="1.55554333333333" calcext:value-type="float">
            <text:p>1.5555433333</text:p>
          </table:table-cell>
          <table:table-cell table:formula="of:=STDEV([.T12:.V12])" office:value-type="float" office:value="1.30881846462118" calcext:value-type="float">
            <text:p>1.3088184646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64000" calcext:value-type="float">
            <text:p>640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239378" calcext:value-type="float">
            <text:p>0.239378</text:p>
          </table:table-cell>
          <table:table-cell office:value-type="float" office:value="0.417163" calcext:value-type="float">
            <text:p>0.417163</text:p>
          </table:table-cell>
          <table:table-cell office:value-type="float" office:value="1.36971" calcext:value-type="float">
            <text:p>1.36971</text:p>
          </table:table-cell>
          <table:table-cell office:value-type="float" office:value="3.00504" calcext:value-type="float">
            <text:p>3.00504</text:p>
          </table:table-cell>
          <table:table-cell table:formula="of:=AVERAGE([.T13:.V13])" office:value-type="float" office:value="1.59730433333333" calcext:value-type="float">
            <text:p>1.5973043333</text:p>
          </table:table-cell>
          <table:table-cell table:formula="of:=STDEV([.T13:.V13])" office:value-type="float" office:value="1.30886448007666" calcext:value-type="float">
            <text:p>1.3088644801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323322" calcext:value-type="float">
            <text:p>0.323322</text:p>
          </table:table-cell>
          <table:table-cell table:style-name="ce1" office:value-type="float" office:value="0.501083" calcext:value-type="float">
            <text:p>5.01E-01</text:p>
          </table:table-cell>
          <table:table-cell office:value-type="float" office:value="1.45375" calcext:value-type="float">
            <text:p>1.45375</text:p>
          </table:table-cell>
          <table:table-cell office:value-type="float" office:value="3.08873" calcext:value-type="float">
            <text:p>3.08873</text:p>
          </table:table-cell>
          <table:table-cell table:style-name="ce1" table:formula="of:=AVERAGE([.T14:.V14])" office:value-type="float" office:value="1.68118766666667" calcext:value-type="float">
            <text:p>1.68E+00</text:p>
          </table:table-cell>
          <table:table-cell table:formula="of:=STDEV([.T14:.V14])" office:value-type="float" office:value="1.30873036501654" calcext:value-type="float">
            <text:p>1.30873036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64000" calcext:value-type="float">
            <text:p>64000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491509" calcext:value-type="float">
            <text:p>0.491509</text:p>
          </table:table-cell>
          <table:table-cell office:value-type="float" office:value="0.669189" calcext:value-type="float">
            <text:p>0.669189</text:p>
          </table:table-cell>
          <table:table-cell office:value-type="float" office:value="1.62185" calcext:value-type="float">
            <text:p>1.62185</text:p>
          </table:table-cell>
          <table:table-cell office:value-type="float" office:value="3.25738" calcext:value-type="float">
            <text:p>3.25738</text:p>
          </table:table-cell>
          <table:table-cell table:formula="of:=AVERAGE([.T15:.V15])" office:value-type="float" office:value="1.849473" calcext:value-type="float">
            <text:p>1.849473</text:p>
          </table:table-cell>
          <table:table-cell table:formula="of:=STDEV([.T15:.V15])" office:value-type="float" office:value="1.30902342825367" calcext:value-type="float">
            <text:p>1.309023428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64000" calcext:value-type="float">
            <text:p>64000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915301" calcext:value-type="float">
            <text:p>0.915301</text:p>
          </table:table-cell>
          <table:table-cell office:value-type="float" office:value="1.09302" calcext:value-type="float">
            <text:p>1.09302</text:p>
          </table:table-cell>
          <table:table-cell office:value-type="float" office:value="2.0453" calcext:value-type="float">
            <text:p>2.0453</text:p>
          </table:table-cell>
          <table:table-cell office:value-type="float" office:value="3.68058" calcext:value-type="float">
            <text:p>3.68058</text:p>
          </table:table-cell>
          <table:table-cell table:formula="of:=AVERAGE([.T16:.V16])" office:value-type="float" office:value="2.27296666666667" calcext:value-type="float">
            <text:p>2.2729666667</text:p>
          </table:table-cell>
          <table:table-cell table:formula="of:=STDEV([.T16:.V16])" office:value-type="float" office:value="1.30871722374749" calcext:value-type="float">
            <text:p>1.3087172237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64000" calcext:value-type="float">
            <text:p>64000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.81149" calcext:value-type="float">
            <text:p>1.81149</text:p>
          </table:table-cell>
          <table:table-cell office:value-type="float" office:value="1.9884" calcext:value-type="float">
            <text:p>1.9884</text:p>
          </table:table-cell>
          <table:table-cell table:style-name="ce1" office:value-type="float" office:value="2.94038" calcext:value-type="float">
            <text:p>2.94E+00</text:p>
          </table:table-cell>
          <table:table-cell office:value-type="float" office:value="4.57089" calcext:value-type="float">
            <text:p>4.57089</text:p>
          </table:table-cell>
          <table:table-cell table:formula="of:=AVERAGE([.T17:.V17])" office:value-type="float" office:value="3.16655666666667" calcext:value-type="float">
            <text:p>3.1665566667</text:p>
          </table:table-cell>
          <table:table-cell table:formula="of:=STDEV([.T17:.V17])" office:value-type="float" office:value="1.30601706092736" calcext:value-type="float">
            <text:p>1.3060170609</text:p>
          </table:table-cell>
          <table:table-cell table:number-columns-repeated="3"/>
        </table:table-row>
      </table:table>
      <table:table table:name="Granularity" table:style-name="ta1">
        <table:shapes>
          <draw:frame draw:z-index="0" draw:style-name="gr1" draw:text-style-name="P1" svg:width="564.43pt" svg:height="330.07pt" svg:x="1391.5pt" svg:y="167.3pt">
            <loext:p draw:notify-on-update-of-ranges="Granularity.O3:Granularity.O7 Granularity.W2:Granularity.W2 Granularity.W3:Granularity.W7 Granularity.X2:Granularity.X2 Granularity.X3:Granularity.X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8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number-columns-repeated="2" table:default-cell-style-name="Default"/>
        <table:table-column table:style-name="co3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ipeArch Context Switch Experiments</text:p>
          </table:table-cell>
          <table:table-cell/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numEpoch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totalSize (GB)</text:p>
          </table:table-cell>
          <table:table-cell office:value-type="string" calcext:value-type="string">
            <text:p>standalone runtime (s)</text:p>
          </table:table-cell>
          <table:table-cell office:value-type="string" calcext:value-type="string">
            <text:p>processing rate (GB/s)</text:p>
          </table:table-cell>
          <table:table-cell/>
          <table:table-cell office:value-type="string" calcext:value-type="string">
            <text:p>18 jobs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CS enabled, runtime (s)</text:p>
          </table:table-cell>
          <table:table-cell table:number-columns-repeated="2"/>
          <table:table-cell office:value-type="string" calcext:value-type="string">
            <text:p>CS disabled, runtime (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tionSize = 16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32000" calcext:value-type="float">
            <text:p>32000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formula="of:=4*[.F2]*[.G2]*[.H2]/1000000000" office:value-type="float" office:value="1.6128" calcext:value-type="float">
            <text:p>1.6128</text:p>
          </table:table-cell>
          <table:table-cell office:value-type="float" office:value="0.177818" calcext:value-type="float">
            <text:p>0.177818</text:p>
          </table:table-cell>
          <table:table-cell table:formula="of:=[.J2]/[.K2]" office:value-type="float" office:value="9.06994792428213" calcext:value-type="float">
            <text:p>9.0699479243</text:p>
          </table:table-cell>
          <table:table-cell table:number-columns-repeated="3"/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/>
          <table:table-cell office:value-type="string" calcext:value-type="string">
            <text:p>CS enabled</text:p>
          </table:table-cell>
          <table:table-cell office:value-type="string" calcext:value-type="string">
            <text:p>CS disabled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64000" calcext:value-type="float">
            <text:p>64000</text:p>
          </table:table-cell>
          <table:table-cell office:value-type="float" office:value="784" calcext:value-type="float">
            <text:p>78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4*[.F3]*[.G3]*[.H3]/1000000000" office:value-type="float" office:value="16.05632" calcext:value-type="float">
            <text:p>16.05632</text:p>
          </table:table-cell>
          <table:table-cell office:value-type="float" office:value="1.15724" calcext:value-type="float">
            <text:p>1.15724</text:p>
          </table:table-cell>
          <table:table-cell table:formula="of:=[.J3]/[.K3]" office:value-type="float" office:value="13.87466731188" calcext:value-type="float">
            <text:p>13.8746673119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office:value-type="float" office:value="8.25776" calcext:value-type="float">
            <text:p>8.25776</text:p>
          </table:table-cell>
          <table:table-cell office:value-type="float" office:value="8.26411" calcext:value-type="float">
            <text:p>8.26411</text:p>
          </table:table-cell>
          <table:table-cell office:value-type="float" office:value="8.26622" calcext:value-type="float">
            <text:p>8.26622</text:p>
          </table:table-cell>
          <table:table-cell office:value-type="float" office:value="8.22482" calcext:value-type="float">
            <text:p>8.22482</text:p>
          </table:table-cell>
          <table:table-cell office:value-type="float" office:value="8.22389" calcext:value-type="float">
            <text:p>8.22389</text:p>
          </table:table-cell>
          <table:table-cell office:value-type="float" office:value="8.22192" calcext:value-type="float">
            <text:p>8.22192</text:p>
          </table:table-cell>
          <table:table-cell/>
          <table:table-cell table:formula="of:=AVERAGE([.P3:.R3])" office:value-type="float" office:value="8.26269666666667" calcext:value-type="float">
            <text:p>8.2626966667</text:p>
          </table:table-cell>
          <table:table-cell table:formula="of:=AVERAGE([.S3:.U3])" office:value-type="float" office:value="8.22354333333333" calcext:value-type="float">
            <text:p>8.2235433333</text:p>
          </table:table-cell>
          <table:table-cell table:formula="of:=100*([.W3]-[.X3])/[.X3]" office:value-type="float" office:value="0.476112689461088" calcext:value-type="float">
            <text:p>0.4761126895</text:p>
          </table:table-cell>
        </table:table-row>
        <table:table-row table:style-name="ro1">
          <table:table-cell office:value-type="string" calcext:value-type="string">
            <text:p>random job or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80000" calcext:value-type="float">
            <text:p>80000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4*[.F4]*[.G4]*[.H4]/1000000000" office:value-type="float" office:value="32.768" calcext:value-type="float">
            <text:p>32.768</text:p>
          </table:table-cell>
          <table:table-cell office:value-type="float" office:value="2.76677" calcext:value-type="float">
            <text:p>2.76677</text:p>
          </table:table-cell>
          <table:table-cell table:formula="of:=[.J4]/[.K4]" office:value-type="float" office:value="11.8434130773429" calcext:value-type="float">
            <text:p>11.8434130773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office:value-type="float" office:value="8.29759" calcext:value-type="float">
            <text:p>8.29759</text:p>
          </table:table-cell>
          <table:table-cell office:value-type="float" office:value="8.29794" calcext:value-type="float">
            <text:p>8.29794</text:p>
          </table:table-cell>
          <table:table-cell office:value-type="float" office:value="8.30023" calcext:value-type="float">
            <text:p>8.30023</text:p>
          </table:table-cell>
          <table:table-cell office:value-type="float" office:value="8.2199" calcext:value-type="float">
            <text:p>8.2199</text:p>
          </table:table-cell>
          <table:table-cell office:value-type="float" office:value="8.2205" calcext:value-type="float">
            <text:p>8.2205</text:p>
          </table:table-cell>
          <table:table-cell office:value-type="float" office:value="8.21885" calcext:value-type="float">
            <text:p>8.21885</text:p>
          </table:table-cell>
          <table:table-cell/>
          <table:table-cell table:formula="of:=AVERAGE([.P4:.R4])" office:value-type="float" office:value="8.29858666666667" calcext:value-type="float">
            <text:p>8.2985866667</text:p>
          </table:table-cell>
          <table:table-cell table:formula="of:=AVERAGE([.S4:.U4])" office:value-type="float" office:value="8.21975" calcext:value-type="float">
            <text:p>8.21975</text:p>
          </table:table-cell>
          <table:table-cell table:formula="of:=100*([.W4]-[.X4])/[.X4]" office:value-type="float" office:value="0.959112706185317" calcext:value-type="float">
            <text:p>0.9591127062</text:p>
          </table:table-cell>
        </table:table-row>
        <table:table-row table:style-name="ro1">
          <table:table-cell office:value-type="string" calcext:value-type="string">
            <text:p>disable thread migration</text:p>
          </table:table-cell>
          <table:table-cell table:number-columns-repeated="13"/>
          <table:table-cell office:value-type="float" office:value="8000" calcext:value-type="float">
            <text:p>8000</text:p>
          </table:table-cell>
          <table:table-cell office:value-type="float" office:value="8.35494" calcext:value-type="float">
            <text:p>8.35494</text:p>
          </table:table-cell>
          <table:table-cell office:value-type="float" office:value="8.35468" calcext:value-type="float">
            <text:p>8.35468</text:p>
          </table:table-cell>
          <table:table-cell office:value-type="float" office:value="8.35689" calcext:value-type="float">
            <text:p>8.35689</text:p>
          </table:table-cell>
          <table:table-cell office:value-type="float" office:value="8.2295" calcext:value-type="float">
            <text:p>8.2295</text:p>
          </table:table-cell>
          <table:table-cell office:value-type="float" office:value="8.22994" calcext:value-type="float">
            <text:p>8.22994</text:p>
          </table:table-cell>
          <table:table-cell office:value-type="float" office:value="8.2296" calcext:value-type="float">
            <text:p>8.2296</text:p>
          </table:table-cell>
          <table:table-cell/>
          <table:table-cell table:formula="of:=AVERAGE([.P5:.R5])" office:value-type="float" office:value="8.35550333333333" calcext:value-type="float">
            <text:p>8.3555033333</text:p>
          </table:table-cell>
          <table:table-cell table:formula="of:=AVERAGE([.S5:.U5])" office:value-type="float" office:value="8.22968" calcext:value-type="float">
            <text:p>8.22968</text:p>
          </table:table-cell>
          <table:table-cell table:formula="of:=100*([.W5]-[.X5])/[.X5]" office:value-type="float" office:value="1.52889703285344" calcext:value-type="float">
            <text:p>1.5288970329</text:p>
          </table:table-cell>
        </table:table-row>
        <table:table-row table:style-name="ro1">
          <table:table-cell table:number-columns-repeated="14"/>
          <table:table-cell office:value-type="float" office:value="4000" calcext:value-type="float">
            <text:p>4000</text:p>
          </table:table-cell>
          <table:table-cell office:value-type="float" office:value="8.52512" calcext:value-type="float">
            <text:p>8.52512</text:p>
          </table:table-cell>
          <table:table-cell office:value-type="float" office:value="8.52475" calcext:value-type="float">
            <text:p>8.52475</text:p>
          </table:table-cell>
          <table:table-cell office:value-type="float" office:value="8.51163" calcext:value-type="float">
            <text:p>8.51163</text:p>
          </table:table-cell>
          <table:table-cell office:value-type="float" office:value="8.23651" calcext:value-type="float">
            <text:p>8.23651</text:p>
          </table:table-cell>
          <table:table-cell office:value-type="float" office:value="8.23689" calcext:value-type="float">
            <text:p>8.23689</text:p>
          </table:table-cell>
          <table:table-cell office:value-type="float" office:value="8.23258" calcext:value-type="float">
            <text:p>8.23258</text:p>
          </table:table-cell>
          <table:table-cell/>
          <table:table-cell table:formula="of:=AVERAGE([.P6:.R6])" office:value-type="float" office:value="8.5205" calcext:value-type="float">
            <text:p>8.5205</text:p>
          </table:table-cell>
          <table:table-cell table:formula="of:=AVERAGE([.S6:.U6])" office:value-type="float" office:value="8.23532666666667" calcext:value-type="float">
            <text:p>8.2353266667</text:p>
          </table:table-cell>
          <table:table-cell table:formula="of:=100*([.W6]-[.X6])/[.X6]" office:value-type="float" office:value="3.46280536129309" calcext:value-type="float">
            <text:p>3.4628053613</text:p>
          </table:table-cell>
        </table:table-row>
        <table:table-row table:style-name="ro1">
          <table:table-cell table:number-columns-repeated="14"/>
          <table:table-cell office:value-type="float" office:value="2000" calcext:value-type="float">
            <text:p>2000</text:p>
          </table:table-cell>
          <table:table-cell office:value-type="float" office:value="8.82739" calcext:value-type="float">
            <text:p>8.82739</text:p>
          </table:table-cell>
          <table:table-cell office:value-type="float" office:value="8.8226" calcext:value-type="float">
            <text:p>8.8226</text:p>
          </table:table-cell>
          <table:table-cell office:value-type="float" office:value="8.82356" calcext:value-type="float">
            <text:p>8.82356</text:p>
          </table:table-cell>
          <table:table-cell office:value-type="float" office:value="8.25046" calcext:value-type="float">
            <text:p>8.25046</text:p>
          </table:table-cell>
          <table:table-cell office:value-type="float" office:value="8.25172" calcext:value-type="float">
            <text:p>8.25172</text:p>
          </table:table-cell>
          <table:table-cell office:value-type="float" office:value="8.25246" calcext:value-type="float">
            <text:p>8.25246</text:p>
          </table:table-cell>
          <table:table-cell/>
          <table:table-cell table:formula="of:=AVERAGE([.P7:.R7])" office:value-type="float" office:value="8.82451666666667" calcext:value-type="float">
            <text:p>8.8245166667</text:p>
          </table:table-cell>
          <table:table-cell table:formula="of:=AVERAGE([.S7:.U7])" office:value-type="float" office:value="8.25154666666667" calcext:value-type="float">
            <text:p>8.2515466667</text:p>
          </table:table-cell>
          <table:table-cell table:formula="of:=100*([.W7]-[.X7])/[.X7]" office:value-type="float" office:value="6.94378912397839" calcext:value-type="float">
            <text:p>6.943789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 style:data-style-name="N2" text:time-value="19:47:30.645189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5:02:52.333889616</meta:creation-date>
    <dc:date>2019-03-27T20:04:48.916617617</dc:date>
    <meta:editing-duration>PT19H4M41S</meta:editing-duration>
    <meta:editing-cycles>79</meta:editing-cycles>
    <meta:generator>LibreOffice/5.1.6.2$Linux_X86_64 LibreOffice_project/10m0$Build-2</meta:generator>
    <meta:document-statistic meta:table-count="4" meta:cell-count="202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14cm" svg:height="8.998cm" xlink:href=".." xlink:type="simple" chart:class="chart:bar" chart:style-name="ch1">
        <chart:legend chart:legend-position="end" svg:x="16.954cm" svg:y="3.951cm" style:legend-expansion="high" chart:style-name="ch2"/>
        <chart:plot-area chart:style-name="ch3" table:cell-range-address="ContextSwitch.AF1:ContextSwitch.AH52" chart:data-source-has-labels="both" svg:x="0.392cm" svg:y="0.179cm" svg:width="16.17cm" svg:height="8.64cm">
          <chartooo:coordinate-region svg:x="1.013cm" svg:y="0.378cm" svg:width="15.549cm" svg:height="7.649cm"/>
          <chart:axis chart:dimension="x" chart:name="primary-x" chart:style-name="ch4" chartooo:axis-type="auto">
            <chartooo:date-scale/>
            <chart:categories table:cell-range-address="ContextSwitch.AF2:ContextSwitch.AF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textSwitch.AG2:ContextSwitch.AG52" chart:label-cell-address="ContextSwitch.AG1:ContextSwitch.AG1" chart:class="chart:bar">
            <chart:data-point chart:repeated="51"/>
          </chart:series>
          <chart:series chart:style-name="ch8" chart:values-cell-range-address="ContextSwitch.AH2:ContextSwitch.AH52" chart:label-cell-address="ContextSwitch.AH1:ContextSwitch.AH1" chart:class="chart:bar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 Enabled</text:p>
                <draw:g>
                  <svg:desc>ContextSwitch.AG1:ContextSwitch.AG1</svg:desc>
                </draw:g>
              </table:table-cell>
              <table:table-cell office:value-type="string">
                <text:p>CS Disabled</text:p>
                <draw:g>
                  <svg:desc>ContextSwitch.AH1:ContextSwitch.A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ntextSwitch.AF2:ContextSwitch.AF52</svg:desc>
                </draw:g>
              </table:table-cell>
              <table:table-cell office:value-type="float" office:value="0">
                <text:p>0</text:p>
                <draw:g>
                  <svg:desc>ContextSwitch.AG2:ContextSwitch.AG52</svg:desc>
                </draw:g>
              </table:table-cell>
              <table:table-cell office:value-type="float" office:value="0">
                <text:p>0</text:p>
                <draw:g>
                  <svg:desc>ContextSwitch.AH2:ContextSwitch.AH5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overlap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37cm" svg:height="10.274cm" xlink:href=".." xlink:type="simple" chart:class="chart:bar" chart:style-name="ch1">
        <chart:title svg:x="6.299cm" svg:y="0.341cm" chart:style-name="ch2">
          <text:p>Histogram of job completion times (CS enabled)</text:p>
        </chart:title>
        <chart:legend chart:legend-position="end" svg:x="20.635cm" svg:y="4.34cm" style:legend-expansion="high" chart:style-name="ch3"/>
        <chart:plot-area chart:style-name="ch4" table:cell-range-address="ContextSwitch.AB60:ContextSwitch.AE101 ContextSwitch.AC57:ContextSwitch.AE57" chart:data-source-has-labels="both" svg:x="1.455cm" svg:y="1.325cm" svg:width="18.736cm" svg:height="7.763cm">
          <chartooo:coordinate-region svg:x="2.076cm" svg:y="1.524cm" svg:width="18.115cm" svg:height="6.917cm"/>
          <chart:axis chart:dimension="x" chart:name="primary-x" chart:style-name="ch5" chartooo:axis-type="auto">
            <chartooo:date-scale/>
            <chart:title svg:x="10.197cm" svg:y="9.293cm" chart:style-name="ch6">
              <text:p>Time (s)</text:p>
            </chart:title>
            <chart:categories table:cell-range-address="ContextSwitch.AB60:ContextSwitch.AB101"/>
          </chart:axis>
          <chart:axis chart:dimension="y" chart:name="primary-y" chart:style-name="ch7">
            <chart:title svg:x="0.451cm" svg:y="6.401cm" chart:style-name="ch8">
              <text:p>Number of Jobs</text:p>
            </chart:title>
            <chart:grid chart:style-name="ch9" chart:class="major"/>
          </chart:axis>
          <chart:series chart:style-name="ch10" chart:values-cell-range-address="ContextSwitch.AC60:ContextSwitch.AC101" chart:label-cell-address="ContextSwitch.AC57:ContextSwitch.AC57" chart:class="chart:bar">
            <chart:data-point chart:repeated="42"/>
          </chart:series>
          <chart:series chart:style-name="ch11" chart:values-cell-range-address="ContextSwitch.AD60:ContextSwitch.AD101" chart:label-cell-address="ContextSwitch.AD57:ContextSwitch.AD57" chart:class="chart:bar">
            <chart:data-point chart:repeated="42"/>
          </chart:series>
          <chart:series chart:style-name="ch12" chart:values-cell-range-address="ContextSwitch.AE60:ContextSwitch.AE101" chart:label-cell-address="ContextSwitch.AE57:ContextSwitch.AE57" chart:class="chart:bar">
            <chart:data-point chart:repeated="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ob 0</text:p>
                <draw:g>
                  <svg:desc>ContextSwitch.AC57:ContextSwitch.AC57</svg:desc>
                </draw:g>
              </table:table-cell>
              <table:table-cell office:value-type="string">
                <text:p>Job 1</text:p>
                <draw:g>
                  <svg:desc>ContextSwitch.AD57:ContextSwitch.AD57</svg:desc>
                </draw:g>
              </table:table-cell>
              <table:table-cell office:value-type="string">
                <text:p>Job 2</text:p>
                <draw:g>
                  <svg:desc>ContextSwitch.AE57:ContextSwitch.AE5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ntextSwitch.AB60:ContextSwitch.AB101</svg:desc>
                </draw:g>
              </table:table-cell>
              <table:table-cell office:value-type="float" office:value="0">
                <text:p>0</text:p>
                <draw:g>
                  <svg:desc>ContextSwitch.AC60:ContextSwitch.AC101</svg:desc>
                </draw:g>
              </table:table-cell>
              <table:table-cell office:value-type="float" office:value="0">
                <text:p>0</text:p>
                <draw:g>
                  <svg:desc>ContextSwitch.AD60:ContextSwitch.AD101</svg:desc>
                </draw:g>
              </table:table-cell>
              <table:table-cell office:value-type="float" office:value="0">
                <text:p>0</text:p>
                <draw:g>
                  <svg:desc>ContextSwitch.AE60:ContextSwitch.AE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14cm" svg:height="8.998cm" xlink:href=".." xlink:type="simple" chart:class="chart:bar" chart:style-name="ch1">
        <chart:legend chart:legend-position="end" svg:x="16.954cm" svg:y="3.951cm" style:legend-expansion="high" chart:style-name="ch2"/>
        <chart:plot-area chart:style-name="ch3" table:cell-range-address="ContextSwitch.AB1:ContextSwitch.AD52" chart:data-source-has-labels="both" svg:x="0.392cm" svg:y="0.179cm" svg:width="16.17cm" svg:height="8.64cm">
          <chartooo:coordinate-region svg:x="1.013cm" svg:y="0.378cm" svg:width="15.549cm" svg:height="7.649cm"/>
          <chart:axis chart:dimension="x" chart:name="primary-x" chart:style-name="ch4" chartooo:axis-type="auto">
            <chartooo:date-scale/>
            <chart:categories table:cell-range-address="ContextSwitch.AB2:ContextSwitch.A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textSwitch.AC2:ContextSwitch.AC52" chart:label-cell-address="ContextSwitch.AC1:ContextSwitch.AC1" chart:class="chart:bar">
            <chart:data-point chart:repeated="51"/>
          </chart:series>
          <chart:series chart:style-name="ch8" chart:values-cell-range-address="ContextSwitch.AD2:ContextSwitch.AD52" chart:label-cell-address="ContextSwitch.AD1:ContextSwitch.AD1" chart:class="chart:bar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 Enabled</text:p>
                <draw:g>
                  <svg:desc>ContextSwitch.AC1:ContextSwitch.AC1</svg:desc>
                </draw:g>
              </table:table-cell>
              <table:table-cell office:value-type="string">
                <text:p>CS Disabled</text:p>
                <draw:g>
                  <svg:desc>ContextSwitch.AD1:ContextSwitch.A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ntextSwitch.AB2:ContextSwitch.AB52</svg:desc>
                </draw:g>
              </table:table-cell>
              <table:table-cell office:value-type="float" office:value="0">
                <text:p>0</text:p>
                <draw:g>
                  <svg:desc>ContextSwitch.AC2:ContextSwitch.AC52</svg:desc>
                </draw:g>
              </table:table-cell>
              <table:table-cell office:value-type="float" office:value="0">
                <text:p>0</text:p>
                <draw:g>
                  <svg:desc>ContextSwitch.AD2:ContextSwitch.AD5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8" chart:gap-width="0" chart:overlap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57cm" svg:height="10.871cm" xlink:href=".." xlink:type="simple" chart:class="chart:bar" chart:style-name="ch1">
        <chart:title svg:x="6.206cm" svg:y="0.353cm" chart:style-name="ch2">
          <text:p>Histogram of job completion times (CS disabled)</text:p>
        </chart:title>
        <chart:legend chart:legend-position="end" svg:x="20.555cm" svg:y="4.638cm" style:legend-expansion="high" chart:style-name="ch3"/>
        <chart:plot-area chart:style-name="ch4" table:cell-range-address="ContextSwitch.AB111:ContextSwitch.AE152 ContextSwitch.AC57:ContextSwitch.AE57" chart:data-source-has-labels="both" svg:x="1.454cm" svg:y="1.349cm" svg:width="18.658cm" svg:height="8.324cm">
          <chartooo:coordinate-region svg:x="2.075cm" svg:y="1.548cm" svg:width="18.037cm" svg:height="7.478cm"/>
          <chart:axis chart:dimension="x" chart:name="primary-x" chart:style-name="ch5" chartooo:axis-type="auto">
            <chartooo:date-scale/>
            <chart:title svg:x="10.157cm" svg:y="9.89cm" chart:style-name="ch6">
              <text:p>Time (s)</text:p>
            </chart:title>
            <chart:categories table:cell-range-address="ContextSwitch.AB111:ContextSwitch.AB152"/>
          </chart:axis>
          <chart:axis chart:dimension="y" chart:name="primary-y" chart:style-name="ch7">
            <chart:title svg:x="0.451cm" svg:y="6.706cm" chart:style-name="ch8">
              <text:p>Number of Jobs</text:p>
            </chart:title>
            <chart:grid chart:style-name="ch9" chart:class="major"/>
          </chart:axis>
          <chart:series chart:style-name="ch10" chart:values-cell-range-address="ContextSwitch.AC111:ContextSwitch.AC152" chart:label-cell-address="ContextSwitch.AC57:ContextSwitch.AC57" chart:class="chart:bar">
            <chart:data-point chart:repeated="42"/>
          </chart:series>
          <chart:series chart:style-name="ch11" chart:values-cell-range-address="ContextSwitch.AD111:ContextSwitch.AD152" chart:label-cell-address="ContextSwitch.AD57:ContextSwitch.AD57" chart:class="chart:bar">
            <chart:data-point chart:repeated="42"/>
          </chart:series>
          <chart:series chart:style-name="ch12" chart:values-cell-range-address="ContextSwitch.AE111:ContextSwitch.AE152" chart:label-cell-address="ContextSwitch.AE57:ContextSwitch.AE57" chart:class="chart:bar">
            <chart:data-point chart:repeated="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ob 0</text:p>
                <draw:g>
                  <svg:desc>ContextSwitch.AC57:ContextSwitch.AC57</svg:desc>
                </draw:g>
              </table:table-cell>
              <table:table-cell office:value-type="string">
                <text:p>Job 1</text:p>
                <draw:g>
                  <svg:desc>ContextSwitch.AD57:ContextSwitch.AD57</svg:desc>
                </draw:g>
              </table:table-cell>
              <table:table-cell office:value-type="string">
                <text:p>Job 2</text:p>
                <draw:g>
                  <svg:desc>ContextSwitch.AE57:ContextSwitch.AE5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ntextSwitch.AB111:ContextSwitch.AB152</svg:desc>
                </draw:g>
              </table:table-cell>
              <table:table-cell office:value-type="float" office:value="2">
                <text:p>2</text:p>
                <draw:g>
                  <svg:desc>ContextSwitch.AC111:ContextSwitch.AC152</svg:desc>
                </draw:g>
              </table:table-cell>
              <table:table-cell office:value-type="float" office:value="0">
                <text:p>0</text:p>
                <draw:g>
                  <svg:desc>ContextSwitch.AD111:ContextSwitch.AD152</svg:desc>
                </draw:g>
              </table:table-cell>
              <table:table-cell office:value-type="float" office:value="0">
                <text:p>0</text:p>
                <draw:g>
                  <svg:desc>ContextSwitch.AE111:ContextSwitch.AE15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13cm" svg:height="11.645cm" xlink:href=".." xlink:type="simple" chart:class="chart:bar" chart:style-name="ch1">
        <chart:title svg:x="5.653cm" svg:y="0.368cm" chart:style-name="ch2">
          <text:p>Context Switch Overhead by Partition Size</text:p>
        </chart:title>
        <chart:legend chart:legend-position="end" svg:x="17.306cm" svg:y="5.274cm" style:legend-expansion="high" chart:style-name="ch3"/>
        <chart:plot-area chart:style-name="ch4" table:cell-range-address="Granularity.O3:Granularity.O7 Granularity.W2:Granularity.X7" chart:data-source-has-labels="both" svg:x="1.409cm" svg:y="1.379cm" svg:width="15.499cm" svg:height="9.053cm">
          <chartooo:coordinate-region svg:x="2.03cm" svg:y="1.578cm" svg:width="14.878cm" svg:height="8.207cm"/>
          <chart:axis chart:dimension="x" chart:name="primary-x" chart:style-name="ch5" chartooo:axis-type="auto">
            <chartooo:date-scale/>
            <chart:title svg:x="8.148cm" svg:y="10.664cm" chart:style-name="ch6">
              <text:p>Partition Size</text:p>
            </chart:title>
            <chart:categories table:cell-range-address="Granularity.O3:Granularity.O7"/>
          </chart:axis>
          <chart:axis chart:dimension="y" chart:name="primary-y" chart:style-name="ch7">
            <chart:title svg:x="0.451cm" svg:y="7.166cm" chart:style-name="ch8">
              <text:p>Total Runtime (s)</text:p>
            </chart:title>
            <chart:grid chart:style-name="ch9" chart:class="major"/>
          </chart:axis>
          <chart:series chart:style-name="ch10" chart:values-cell-range-address="Granularity.W3:Granularity.W7" chart:label-cell-address="Granularity.W2:Granularity.W2" chart:class="chart:bar">
            <chart:data-point chart:repeated="5"/>
          </chart:series>
          <chart:series chart:style-name="ch11" chart:values-cell-range-address="Granularity.X3:Granularity.X7" chart:label-cell-address="Granularity.X2:Granularity.X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 enabled</text:p>
                <draw:g>
                  <svg:desc>Granularity.W2:Granularity.W2</svg:desc>
                </draw:g>
              </table:table-cell>
              <table:table-cell office:value-type="string">
                <text:p>CS disabled</text:p>
                <draw:g>
                  <svg:desc>Granularity.X2:Granularity.X2</svg:desc>
                </draw:g>
              </table:table-cell>
            </table:table-row>
          </table:table-header-rows>
          <table:table-rows>
            <table:table-row>
              <table:table-cell office:value-type="float" office:value="32000">
                <text:p>32000</text:p>
                <draw:g>
                  <svg:desc>Granularity.O3:Granularity.O7</svg:desc>
                </draw:g>
              </table:table-cell>
              <table:table-cell office:value-type="float" office:value="8.26269666666667">
                <text:p>8.26269666666667</text:p>
                <draw:g>
                  <svg:desc>Granularity.W3:Granularity.W7</svg:desc>
                </draw:g>
              </table:table-cell>
              <table:table-cell office:value-type="float" office:value="8.22354333333333">
                <text:p>8.22354333333333</text:p>
                <draw:g>
                  <svg:desc>Granularity.X3:Granularity.X7</svg:desc>
                </draw:g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8.29858666666667">
                <text:p>8.29858666666667</text:p>
              </table:table-cell>
              <table:table-cell office:value-type="float" office:value="8.21975">
                <text:p>8.219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.35550333333333">
                <text:p>8.35550333333333</text:p>
              </table:table-cell>
              <table:table-cell office:value-type="float" office:value="8.22968">
                <text:p>8.2296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.5205">
                <text:p>8.5205</text:p>
              </table:table-cell>
              <table:table-cell office:value-type="float" office:value="8.23532666666667">
                <text:p>8.235326666666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82451666666667">
                <text:p>8.82451666666667</text:p>
              </table:table-cell>
              <table:table-cell office:value-type="float" office:value="8.25154666666667">
                <text:p>8.25154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91cm" svg:height="12.968cm" xlink:href=".." xlink:type="simple" chart:class="chart:bar" chart:style-name="ch1">
        <chart:title svg:x="6.448cm" svg:y="0.395cm" chart:style-name="ch2">
          <text:p>Overhead of running new job on a busy server</text:p>
        </chart:title>
        <chart:legend chart:legend-position="end" svg:x="17.388cm" svg:y="5.687cm" style:legend-expansion="high" chart:style-name="ch3"/>
        <chart:plot-area chart:style-name="ch4" table:cell-range-address="Overhead.P2:Overhead.P7 Overhead.S1:Overhead.S7 Overhead.W11:Overhead.W17 Overhead.W1:Overhead.W7" chart:data-source-has-labels="both" svg:x="1.454cm" svg:y="1.433cm" svg:width="15.491cm" svg:height="10.295cm">
          <chartooo:coordinate-region svg:x="2.181cm" svg:y="1.632cm" svg:width="14.764cm" svg:height="9.449cm"/>
          <chart:axis chart:dimension="x" chart:name="primary-x" chart:style-name="ch5" chartooo:axis-type="auto">
            <chartooo:date-scale/>
            <chart:title svg:x="7.713cm" svg:y="11.987cm" chart:style-name="ch6">
              <text:p>Number of Features</text:p>
            </chart:title>
            <chart:categories table:cell-range-address="Overhead.P2:Overhead.P7"/>
          </chart:axis>
          <chart:axis chart:dimension="y" chart:name="primary-y" chart:style-name="ch7">
            <chart:title svg:x="0.451cm" svg:y="8.608cm" chart:style-name="ch8">
              <text:p>Average Response Time (s)</text:p>
            </chart:title>
            <chart:grid chart:style-name="ch9" chart:class="major"/>
          </chart:axis>
          <chart:series chart:style-name="ch10" chart:values-cell-range-address="Overhead.S2:Overhead.S7" chart:label-cell-address="Overhead.S1:Overhead.S1" chart:class="chart:bar">
            <chart:data-point chart:repeated="6"/>
          </chart:series>
          <chart:series chart:style-name="ch11" chart:values-cell-range-address="Overhead.W12:Overhead.W17" chart:label-cell-address="Overhead.W11:Overhead.W11" chart:class="chart:bar">
            <chart:data-point chart:repeated="6"/>
          </chart:series>
          <chart:series chart:style-name="ch12" chart:values-cell-range-address="Overhead.W2:Overhead.W7" chart:label-cell-address="Overhead.W1:Overhead.W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lone run</text:p>
                <draw:g>
                  <svg:desc>Overhead.S1:Overhead.S1</svg:desc>
                </draw:g>
              </table:table-cell>
              <table:table-cell office:value-type="string">
                <text:p>busy system, CS disabled</text:p>
                <draw:g>
                  <svg:desc>Overhead.W11:Overhead.W11</svg:desc>
                </draw:g>
              </table:table-cell>
              <table:table-cell office:value-type="string">
                <text:p>busy system, CS enabled</text:p>
                <draw:g>
                  <svg:desc>Overhead.W1:Overhead.W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Overhead.P2:Overhead.P7</svg:desc>
                </draw:g>
              </table:table-cell>
              <table:table-cell office:value-type="float" office:value="0.197761">
                <text:p>0.197761</text:p>
                <draw:g>
                  <svg:desc>Overhead.S2:Overhead.S7</svg:desc>
                </draw:g>
              </table:table-cell>
              <table:table-cell office:value-type="float" office:value="1.55554333333333">
                <text:p>1.55554333333333</text:p>
                <draw:g>
                  <svg:desc>Overhead.W12:Overhead.W17</svg:desc>
                </draw:g>
              </table:table-cell>
              <table:table-cell office:value-type="float" office:value="0.201329666666667">
                <text:p>0.201329666666667</text:p>
                <draw:g>
                  <svg:desc>Overhead.W2:Overhead.W7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42913">
                <text:p>0.242913</text:p>
              </table:table-cell>
              <table:table-cell office:value-type="float" office:value="1.59730433333333">
                <text:p>1.59730433333333</text:p>
              </table:table-cell>
              <table:table-cell office:value-type="float" office:value="0.244088333333333">
                <text:p>0.24408833333333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32344">
                <text:p>0.32344</text:p>
              </table:table-cell>
              <table:table-cell office:value-type="float" office:value="1.68118766666667">
                <text:p>1.68118766666667</text:p>
              </table:table-cell>
              <table:table-cell office:value-type="float" office:value="0.326575333333333">
                <text:p>0.3265753333333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91561">
                <text:p>0.491561</text:p>
              </table:table-cell>
              <table:table-cell office:value-type="float" office:value="1.849473">
                <text:p>1.849473</text:p>
              </table:table-cell>
              <table:table-cell office:value-type="float" office:value="0.494799333333333">
                <text:p>0.4947993333333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14958">
                <text:p>0.914958</text:p>
              </table:table-cell>
              <table:table-cell office:value-type="float" office:value="2.27296666666667">
                <text:p>2.27296666666667</text:p>
              </table:table-cell>
              <table:table-cell office:value-type="float" office:value="0.917591">
                <text:p>0.91759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81233">
                <text:p>1.81233</text:p>
              </table:table-cell>
              <table:table-cell office:value-type="float" office:value="3.16655666666667">
                <text:p>3.16655666666667</text:p>
              </table:table-cell>
              <table:table-cell office:value-type="float" office:value="1.81500666666667">
                <text:p>1.81500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